
<file path=META-INF/manifest.xml><?xml version="1.0" encoding="utf-8"?>
<manifest:manifest xmlns:manifest="urn:oasis:names:tc:opendocument:xmlns:manifest:1.0">
  <manifest:file-entry manifest:full-path="/" manifest:media-type="application/vnd.oasis.opendocument.text"/>
  <manifest:file-entry manifest:full-path="Object 1/" manifest:media-type="application/vnd.oasis.opendocument.chart"/>
  <manifest:file-entry manifest:full-path="Object 2/" manifest:media-type="application/vnd.oasis.opendocument.chart"/>
  <manifest:file-entry manifest:full-path="Object 3/" manifest:media-type="application/vnd.oasis.opendocument.chart"/>
  <manifest:file-entry manifest:full-path="content.xml" manifest:media-type="text/xml"/>
  <manifest:file-entry manifest:full-path="styles.xml" manifest:media-type="text/xml"/>
  <manifest:file-entry manifest:full-path="settings.xml" manifest:media-type="text/xml"/>
  <manifest:file-entry manifest:full-path="Object 1/styles.xml" manifest:media-type="text/xml"/>
  <manifest:file-entry manifest:full-path="Object 1/content.xml" manifest:media-type="text/xml"/>
  <manifest:file-entry manifest:full-path="Object 2/styles.xml" manifest:media-type="text/xml"/>
  <manifest:file-entry manifest:full-path="Object 2/content.xml" manifest:media-type="text/xml"/>
  <manifest:file-entry manifest:full-path="Object 3/styles.xml" manifest:media-type="text/xml"/>
  <manifest:file-entry manifest:full-path="Object 3/content.xml" manifest:media-type="text/xml"/>
  <manifest:file-entry manifest:full-path="meta.xml" manifest:media-type="text/xml"/>
  <manifest:file-entry manifest:full-path="media/image1.emf" manifest:media-type=""/>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egoe UI Emoji" svg:font-family="Segoe UI Emoji" style:font-family-generic="swiss" style:font-pitch="variable" svg:panose-1="2 11 5 2 4 2 4 2 2 3"/>
  </office:font-face-decl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2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2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2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2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2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2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2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2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3">
      <text:list-level-style-bullet text:level="1" text:style-name="WW_CharLFO3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3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3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3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3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3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3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3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3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list-format-name="NLF1"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style>
    <style:style style:name="T2" style:parent-style-name="DefaultParagraphFont" style:family="text">
      <style:text-properties fo:font-weight="bold" style:font-weight-asian="bold" style:font-weight-complex="bold"/>
    </style:style>
    <style:style style:name="P3" style:parent-style-name="Normal" style:family="paragraph">
      <style:text-properties fo:font-weight="bold" style:font-weight-asian="bold" style:font-weight-complex="bold"/>
    </style:style>
    <style:style style:name="P4" style:parent-style-name="Normal" style:family="paragraph">
      <style:text-properties fo:font-weight="bold" style:font-weight-asian="bold" style:font-weight-complex="bold" fo:font-size="11pt" style:font-size-asian="11pt" style:font-size-complex="11pt"/>
    </style:style>
    <style:style style:name="P5" style:parent-style-name="Normal" style:family="paragraph">
      <style:text-properties fo:font-size="11pt" style:font-size-asian="11pt" style:font-size-complex="11pt"/>
    </style:style>
    <style:style style:name="P6" style:parent-style-name="Normal" style:family="paragraph">
      <style:text-properties fo:font-weight="bold" style:font-weight-asian="bold" style:font-weight-complex="bold" fo:font-size="11pt" style:font-size-asian="11pt" style:font-size-complex="11pt"/>
    </style:style>
    <style:style style:name="P7" style:parent-style-name="ListParagraph" style:list-style-name="LFO1" style:family="paragraph">
      <style:text-properties fo:font-weight="bold" style:font-weight-asian="bold" style:font-weight-complex="bold" fo:font-size="11pt" style:font-size-asian="11pt" style:font-size-complex="11pt"/>
    </style:style>
    <style:style style:name="P8" style:parent-style-name="ListParagraph" style:list-style-name="LFO2" style:family="paragraph">
      <style:text-properties fo:font-size="11pt" style:font-size-asian="11pt" style:font-size-complex="11pt"/>
    </style:style>
    <style:style style:name="P9" style:parent-style-name="ListParagraph" style:list-style-name="LFO2" style:family="paragraph">
      <style:text-properties fo:font-size="11pt" style:font-size-asian="11pt" style:font-size-complex="11pt"/>
    </style:style>
    <style:style style:name="P10" style:parent-style-name="ListParagraph" style:family="paragraph">
      <style:text-properties fo:font-weight="bold" style:font-weight-asian="bold" style:font-weight-complex="bold" fo:font-size="11pt" style:font-size-asian="11pt" style:font-size-complex="11pt"/>
    </style:style>
    <style:style style:name="P11" style:parent-style-name="ListParagraph" style:list-style-name="LFO1" style:family="paragraph">
      <style:text-properties fo:font-weight="bold" style:font-weight-asian="bold" style:font-weight-complex="bold" fo:font-size="11pt" style:font-size-asian="11pt" style:font-size-complex="11pt"/>
    </style:style>
    <style:style style:name="P12" style:parent-style-name="ListParagraph" style:family="paragraph">
      <style:text-properties fo:font-weight="bold" style:font-weight-asian="bold" style:font-weight-complex="bold" fo:font-size="11pt" style:font-size-asian="11pt" style:font-size-complex="11pt"/>
    </style:style>
    <style:style style:name="P13" style:parent-style-name="ListParagraph" style:list-style-name="LFO3" style:family="paragraph">
      <style:text-properties fo:font-size="11pt" style:font-size-asian="11pt" style:font-size-complex="11pt"/>
    </style:style>
    <style:style style:name="P14" style:parent-style-name="ListParagraph" style:family="paragraph">
      <style:paragraph-properties fo:margin-left="1in">
        <style:tab-stops/>
      </style:paragraph-properties>
      <style:text-properties fo:font-size="11pt" style:font-size-asian="11pt" style:font-size-complex="11pt"/>
    </style:style>
    <style:style style:name="P15" style:parent-style-name="ListParagraph" style:list-style-name="LFO3" style:family="paragraph">
      <style:text-properties fo:font-size="11pt" style:font-size-asian="11pt" style:font-size-complex="11pt"/>
    </style:style>
    <style:style style:name="P16" style:parent-style-name="ListParagraph" style:family="paragraph">
      <style:text-properties fo:font-weight="bold" style:font-weight-asian="bold" style:font-weight-complex="bold" fo:font-size="11pt" style:font-size-asian="11pt" style:font-size-complex="11pt"/>
    </style:style>
    <style:style style:name="P17" style:parent-style-name="ListParagraph" style:list-style-name="LFO1" style:family="paragraph">
      <style:text-properties fo:font-weight="bold" style:font-weight-asian="bold" style:font-weight-complex="bold" fo:font-size="11pt" style:font-size-asian="11pt" style:font-size-complex="11pt"/>
    </style:style>
    <style:style style:name="P18" style:parent-style-name="Normal" style:family="paragraph">
      <style:paragraph-properties fo:margin-left="0.25in">
        <style:tab-stops/>
      </style:paragraph-properties>
      <style:text-properties fo:font-weight="bold" style:font-weight-asian="bold" style:font-weight-complex="bold" fo:font-size="11pt" style:font-size-asian="11pt" style:font-size-complex="11pt"/>
    </style:style>
    <style:style style:name="P19" style:parent-style-name="Normal" style:family="paragraph">
      <style:paragraph-properties fo:margin-left="0.25in">
        <style:tab-stops/>
      </style:paragraph-properties>
      <style:text-properties fo:font-size="11pt" style:font-size-asian="11pt" style:font-size-complex="11pt"/>
    </style:style>
    <style:style style:name="P20" style:parent-style-name="Normal" style:family="paragraph">
      <style:text-properties fo:font-weight="bold" style:font-weight-asian="bold" style:font-weight-complex="bold" fo:font-size="11pt" style:font-size-asian="11pt" style:font-size-complex="11pt"/>
    </style:style>
    <style:style style:name="T21" style:parent-style-name="DefaultParagraphFont" style:family="text">
      <style:text-properties fo:font-weight="bold" style:font-weight-asian="bold" style:font-weight-complex="bold" fo:font-size="11pt" style:font-size-asian="11pt" style:font-size-complex="11pt"/>
    </style:style>
    <style:style style:name="T22" style:parent-style-name="DefaultParagraphFont" style:family="text">
      <style:text-properties fo:font-size="11pt" style:font-size-asian="11pt" style:font-size-complex="11pt"/>
    </style:style>
    <style:style style:name="T23" style:parent-style-name="DefaultParagraphFont" style:family="text">
      <style:text-properties fo:font-weight="bold" style:font-weight-asian="bold" style:font-weight-complex="bold" fo:font-size="11pt" style:font-size-asian="11pt" style:font-size-complex="11pt"/>
    </style:style>
    <style:style style:name="T24" style:parent-style-name="DefaultParagraphFont" style:family="text">
      <style:text-properties fo:font-weight="bold" style:font-weight-asian="bold" style:font-weight-complex="bold" fo:font-size="11pt" style:font-size-asian="11pt" style:font-size-complex="11pt"/>
    </style:style>
    <style:style style:name="T25" style:parent-style-name="DefaultParagraphFont" style:family="text">
      <style:text-properties fo:font-size="11pt" style:font-size-asian="11pt" style:font-size-complex="11pt"/>
    </style:style>
    <style:style style:name="P26" style:parent-style-name="Normal" style:family="paragraph">
      <style:text-properties fo:font-size="11pt" style:font-size-asian="11pt" style:font-size-complex="11pt"/>
    </style:style>
    <style:style style:name="P27" style:parent-style-name="Normal" style:family="paragraph">
      <style:text-properties fo:font-weight="bold" style:font-weight-asian="bold" style:font-weight-complex="bold" fo:font-size="11pt" style:font-size-asian="11pt" style:font-size-complex="11pt"/>
    </style:style>
    <style:style style:name="P28" style:parent-style-name="Normal" style:family="paragraph">
      <style:text-properties fo:font-weight="bold" style:font-weight-asian="bold" style:font-weight-complex="bold" fo:font-size="11pt" style:font-size-asian="11pt" style:font-size-complex="11pt"/>
    </style:style>
    <style:style style:name="T29" style:parent-style-name="DefaultParagraphFont" style:family="text">
      <style:text-properties fo:font-weight="bold" style:font-weight-asian="bold" style:font-weight-complex="bold" fo:font-size="11pt" style:font-size-asian="11pt" style:font-size-complex="11pt"/>
    </style:style>
    <style:style style:name="T30" style:parent-style-name="DefaultParagraphFont" style:family="text">
      <style:text-properties fo:font-size="11pt" style:font-size-asian="11pt" style:font-size-complex="11pt"/>
    </style:style>
    <style:style style:name="P31" style:parent-style-name="Normal" style:family="paragraph">
      <style:text-properties fo:font-size="11pt" style:font-size-asian="11pt" style:font-size-complex="11pt"/>
    </style:style>
    <style:style style:name="P32" style:parent-style-name="Normal" style:family="paragraph">
      <style:text-properties fo:font-size="11pt" style:font-size-asian="11pt" style:font-size-complex="11pt"/>
    </style:style>
    <style:style style:name="P33" style:parent-style-name="Normal" style:family="paragraph">
      <style:text-properties fo:font-weight="bold" style:font-weight-asian="bold" style:font-weight-complex="bold" fo:font-size="11pt" style:font-size-asian="11pt" style:font-size-complex="11pt"/>
    </style:style>
    <style:style style:name="P34" style:parent-style-name="Normal" style:family="paragraph">
      <style:text-properties fo:font-weight="bold" style:font-weight-asian="bold" style:font-weight-complex="bold" fo:font-size="11pt" style:font-size-asian="11pt" style:font-size-complex="11pt"/>
    </style:style>
    <style:style style:name="P35" style:parent-style-name="Normal" style:family="paragraph">
      <style:text-properties fo:font-weight="bold" style:font-weight-asian="bold" style:font-weight-complex="bold" fo:font-size="11pt" style:font-size-asian="11pt" style:font-size-complex="11pt"/>
    </style:style>
    <style:style style:name="P36" style:parent-style-name="Normal" style:list-style-name="LFO4" style:family="paragraph">
      <style:text-properties fo:font-size="11pt" style:font-size-asian="11pt" style:font-size-complex="11pt"/>
    </style:style>
    <style:style style:name="P37" style:parent-style-name="Normal" style:list-style-name="LFO4" style:family="paragraph">
      <style:text-properties fo:font-size="11pt" style:font-size-asian="11pt" style:font-size-complex="11pt"/>
    </style:style>
    <style:style style:name="P38" style:parent-style-name="Normal" style:list-style-name="LFO4" style:family="paragraph">
      <style:text-properties fo:font-size="11pt" style:font-size-asian="11pt" style:font-size-complex="11pt"/>
    </style:style>
    <style:style style:name="P39" style:parent-style-name="Normal" style:list-style-name="LFO4" style:family="paragraph">
      <style:text-properties fo:font-size="11pt" style:font-size-asian="11pt" style:font-size-complex="11pt"/>
    </style:style>
    <style:style style:name="P40" style:parent-style-name="Normal" style:list-style-name="LFO4" style:family="paragraph">
      <style:text-properties fo:font-size="11pt" style:font-size-asian="11pt" style:font-size-complex="11pt"/>
    </style:style>
    <style:style style:name="P41" style:parent-style-name="Normal" style:family="paragraph">
      <style:text-properties fo:font-weight="bold" style:font-weight-asian="bold" style:font-weight-complex="bold" fo:font-size="11pt" style:font-size-asian="11pt" style:font-size-complex="11pt"/>
    </style:style>
    <style:style style:name="P42" style:parent-style-name="Normal" style:list-style-name="LFO5" style:family="paragraph">
      <style:text-properties fo:font-size="11pt" style:font-size-asian="11pt" style:font-size-complex="11pt"/>
    </style:style>
    <style:style style:name="P43" style:parent-style-name="Normal" style:list-style-name="LFO5" style:family="paragraph">
      <style:text-properties fo:font-size="11pt" style:font-size-asian="11pt" style:font-size-complex="11pt"/>
    </style:style>
    <style:style style:name="P44" style:parent-style-name="Normal" style:list-style-name="LFO5" style:family="paragraph">
      <style:text-properties fo:font-size="11pt" style:font-size-asian="11pt" style:font-size-complex="11pt"/>
    </style:style>
    <style:style style:name="P45" style:parent-style-name="Normal" style:list-style-name="LFO5" style:family="paragraph">
      <style:text-properties fo:font-size="11pt" style:font-size-asian="11pt" style:font-size-complex="11pt"/>
    </style:style>
    <style:style style:name="P46" style:parent-style-name="Normal" style:list-style-name="LFO5" style:family="paragraph">
      <style:text-properties fo:font-size="11pt" style:font-size-asian="11pt" style:font-size-complex="11pt"/>
    </style:style>
    <style:style style:name="P47" style:parent-style-name="Normal" style:family="paragraph">
      <style:text-properties fo:font-weight="bold" style:font-weight-asian="bold" style:font-weight-complex="bold" fo:font-size="14pt" style:font-size-asian="14pt" style:font-size-complex="14pt"/>
    </style:style>
    <style:style style:name="T48" style:parent-style-name="DefaultParagraphFont" style:family="text">
      <style:text-properties fo:font-weight="bold" style:font-weight-asian="bold" style:font-weight-complex="bold" fo:font-size="14pt" style:font-size-asian="14pt" style:font-size-complex="14pt"/>
    </style:style>
    <style:style style:name="T49" style:parent-style-name="DefaultParagraphFont" style:family="text">
      <style:text-properties fo:font-weight="bold" style:font-weight-asian="bold" style:font-weight-complex="bold" fo:font-size="14pt" style:font-size-asian="14pt" style:font-size-complex="14pt"/>
    </style:style>
    <style:style style:name="P50" style:parent-style-name="Normal" style:family="paragraph">
      <style:text-properties fo:font-weight="bold" style:font-weight-asian="bold" style:font-weight-complex="bold" fo:font-size="14pt" style:font-size-asian="14pt" style:font-size-complex="14pt"/>
    </style:style>
    <style:style style:name="P51" style:parent-style-name="Normal" style:family="paragraph">
      <style:text-properties fo:font-weight="bold" style:font-weight-asian="bold" style:font-weight-complex="bold" fo:font-size="14pt" style:font-size-asian="14pt" style:font-size-complex="14pt"/>
    </style:style>
    <style:style style:name="P52" style:parent-style-name="Normal" style:family="paragraph">
      <style:text-properties fo:font-weight="bold" style:font-weight-asian="bold" style:font-weight-complex="bold" fo:font-size="14pt" style:font-size-asian="14pt" style:font-size-complex="14pt"/>
    </style:style>
    <style:style style:name="P53" style:parent-style-name="Normal" style:family="paragraph">
      <style:text-properties fo:font-weight="bold" style:font-weight-asian="bold" style:font-weight-complex="bold" fo:font-size="14pt" style:font-size-asian="14pt" style:font-size-complex="14pt"/>
    </style:style>
    <style:style style:name="P54" style:parent-style-name="Normal" style:family="paragraph">
      <style:text-properties fo:font-weight="bold" style:font-weight-asian="bold" style:font-weight-complex="bold" fo:font-size="14pt" style:font-size-asian="14pt" style:font-size-complex="14pt"/>
    </style:style>
    <style:style style:name="P55" style:parent-style-name="Normal" style:family="paragraph">
      <style:text-properties fo:font-weight="bold" style:font-weight-asian="bold" style:font-weight-complex="bold" fo:font-size="14pt" style:font-size-asian="14pt" style:font-size-complex="14pt"/>
    </style:style>
    <style:style style:name="P56" style:parent-style-name="Normal" style:family="paragraph">
      <style:text-properties fo:font-weight="bold" style:font-weight-asian="bold" style:font-weight-complex="bold" fo:font-size="14pt" style:font-size-asian="14pt" style:font-size-complex="14pt"/>
    </style:style>
    <style:style style:name="P57" style:parent-style-name="Normal" style:family="paragraph">
      <style:text-properties fo:font-weight="bold" style:font-weight-asian="bold" style:font-weight-complex="bold"/>
    </style:style>
    <style:style style:name="P58" style:parent-style-name="Normal" style:family="paragraph">
      <style:paragraph-properties fo:margin-left="0.5in">
        <style:tab-stops/>
      </style:paragraph-properties>
    </style:style>
    <style:style style:name="P59" style:parent-style-name="Normal" style:family="paragraph">
      <style:paragraph-properties fo:margin-left="0.5in">
        <style:tab-stops/>
      </style:paragraph-properties>
    </style:style>
    <style:style style:name="P60" style:parent-style-name="Normal" style:family="paragraph">
      <style:text-properties fo:font-weight="bold" style:font-weight-asian="bold" style:font-weight-complex="bold"/>
    </style:style>
    <style:style style:name="P61" style:parent-style-name="Normal" style:family="paragraph">
      <style:paragraph-properties fo:line-height="100%"/>
    </style:style>
    <style:style style:name="P62" style:parent-style-name="Normal" style:family="paragraph">
      <style:text-properties fo:font-weight="bold" style:font-weight-asian="bold" style:font-weight-complex="bold"/>
    </style:style>
    <style:style style:name="T63" style:parent-style-name="DefaultParagraphFont" style:family="text">
      <style:text-properties fo:font-weight="bold" style:font-weight-asian="bold" style:font-weight-complex="bold"/>
    </style:style>
    <style:style style:name="T64" style:parent-style-name="DefaultParagraphFont" style:family="text">
      <style:text-properties fo:font-weight="bold" style:font-weight-asian="bold" style:font-weight-complex="bold"/>
    </style:style>
    <style:style style:name="T65" style:parent-style-name="DefaultParagraphFont" style:family="text">
      <style:text-properties fo:font-weight="bold" style:font-weight-asian="bold" style:font-weight-complex="bold"/>
    </style:style>
    <style:style style:name="T66" style:parent-style-name="DefaultParagraphFont" style:family="text">
      <style:text-properties fo:font-weight="bold" style:font-weight-asian="bold" style:font-weight-complex="bold"/>
    </style:style>
    <style:style style:name="T67" style:parent-style-name="DefaultParagraphFont" style:family="text">
      <style:text-properties fo:font-weight="bold" style:font-weight-asian="bold" style:font-weight-complex="bold"/>
    </style:style>
    <style:style style:name="P68" style:parent-style-name="Normal" style:list-style-name="LFO6" style:family="paragraph"/>
    <style:style style:name="P69" style:parent-style-name="Normal" style:list-style-name="LFO6" style:family="paragraph"/>
    <style:style style:name="P70" style:parent-style-name="Normal" style:list-style-name="LFO6" style:family="paragraph"/>
    <style:style style:name="P71" style:parent-style-name="Normal" style:family="paragraph">
      <style:paragraph-properties fo:margin-left="0.5in">
        <style:tab-stops/>
      </style:paragraph-properties>
    </style:style>
    <style:style style:name="P72" style:parent-style-name="ListParagraph" style:list-style-name="LFO6" style:family="paragraph">
      <style:paragraph-properties fo:margin-bottom="0in" fo:line-height="100%"/>
      <style:text-properties style:font-name="Times New Roman" style:font-name-asian="Times New Roman" style:font-name-complex="Times New Roman" style:letter-kerning="false" style:language-asian="en" style:country-asian="IN"/>
    </style:style>
    <style:style style:name="P73" style:parent-style-name="ListParagraph" style:family="paragraph">
      <style:paragraph-properties fo:margin-bottom="0in" fo:line-height="100%"/>
      <style:text-properties style:font-name="Times New Roman" style:font-name-asian="Times New Roman" style:font-name-complex="Times New Roman" style:letter-kerning="false" style:language-asian="en" style:country-asian="IN"/>
    </style:style>
    <style:style style:name="P74" style:parent-style-name="ListParagraph" style:family="paragraph">
      <style:paragraph-properties fo:margin-bottom="0in" fo:line-height="100%"/>
    </style:style>
    <style:style style:name="T75" style:parent-style-name="DefaultParagraphFont" style:family="text">
      <style:text-properties fo:font-weight="bold" style:font-weight-asian="bold" style:font-weight-complex="bold"/>
    </style:style>
    <style:style style:name="P76" style:parent-style-name="Normal" style:family="paragraph">
      <style:text-properties fo:font-weight="bold" style:font-weight-asian="bold" style:font-weight-complex="bold"/>
    </style:style>
    <style:style style:name="P77" style:parent-style-name="Normal" style:family="paragraph">
      <style:paragraph-properties fo:line-height="100%"/>
    </style:style>
    <style:style style:name="T78" style:parent-style-name="DefaultParagraphFont" style:family="text">
      <style:text-properties style:font-name="Segoe UI Emoji" style:font-name-complex="Segoe UI Emoji"/>
    </style:style>
    <style:style style:name="P79" style:parent-style-name="Normal" style:family="paragraph">
      <style:paragraph-properties fo:line-height="115%"/>
    </style:style>
    <style:style style:name="T80" style:parent-style-name="DefaultParagraphFont" style:family="text">
      <style:text-properties style:font-name="Segoe UI Emoji" style:font-name-complex="Segoe UI Emoji"/>
    </style:style>
    <style:style style:name="T81" style:parent-style-name="DefaultParagraphFont" style:family="text">
      <style:text-properties style:font-name="Segoe UI Emoji" style:font-name-complex="Segoe UI Emoji"/>
    </style:style>
    <style:style style:name="T82" style:parent-style-name="DefaultParagraphFont" style:family="text">
      <style:text-properties style:font-name="Segoe UI Emoji" style:font-name-complex="Segoe UI Emoji"/>
    </style:style>
    <style:style style:family="graphic" style:name="a0">
      <style:graphic-properties style:wrap="parallel" style:wrap-contour="true" style:wrap-contour-mode="outside" style:horizontal-rel="page-content" style:vertical-rel="paragraph" style:horizontal-pos="from-left" style:vertical-pos="from-top"/>
    </style:style>
    <style:style style:family="graphic" style:name="a1" style:parent-style-name="Graphics">
      <style:graphic-properties fo:border="none" fo:background-color="transparent" fo:clip="rect(0in, 0in, 0in, 0in)"/>
    </style:style>
    <style:style style:family="graphic" style:name="a2">
      <style:graphic-properties/>
    </style:style>
    <style:style style:family="graphic" style:name="a3">
      <style:graphic-properties/>
    </style:style>
  </office:automatic-styles>
  <office:body>
    <office:text text:use-soft-page-breaks="true">
      <text:p text:style-name="P1"><text:s text:c="52"/><text:span text:style-name="T2">BUSINESS SUMMARY REPORT</text:span></text:p>
      <text:p text:style-name="P3"/>
      <text:p text:style-name="P4">Overview:</text:p>
      <text:p text:style-name="P5">Birmingham City Council's expenditure was analysed by directorate/supplier/time period for the purpose of identifying trends in the allocation of public funds and any potential irregularities.</text:p>
      <text:p text:style-name="P6"><text:s/>Main conclusions:</text:p>
      <text:list text:style-name="LFO1" text:continue-numbering="true">
        <text:list-item>
          <text:p text:style-name="P7">Concentration of expenditure<text:s/></text:p>
        </text:list-item>
      </text:list>
      <text:list text:style-name="LFO2" text:continue-numbering="true">
        <text:list-item>
          <text:p text:style-name="P8">A very small number of Directorates accounts for the vast majority of total spending.<text:s/></text:p>
        </text:list-item>
        <text:list-item>
          <text:p text:style-name="P9">Similarly, a few key suppliers account for most of spending; thus, Birmingham City Council has a very high level of dependence on certain contracts.<text:s/></text:p>
        </text:list-item>
      </text:list>
      <text:p text:style-name="P10"/>
      <text:list text:style-name="LFO1" text:continue-numbering="true">
        <text:list-item>
          <text:p text:style-name="P11">Insights by Directorates (Results based on pivot output)<text:s/></text:p>
        </text:list-item>
      </text:list>
      <text:p text:style-name="P12">Examples,<text:s/></text:p>
      <text:list text:style-name="LFO3" text:continue-numbering="true">
        <text:list-item>
          <text:p text:style-name="P13">Adult Social Care consistently reports high levels of expenditure<text:s/></text:p>
        </text:list-item>
      </text:list>
      <text:p text:style-name="P14">Children and Families.</text:p>
      <text:list text:style-name="LFO3" text:continue-numbering="true">
        <text:list-item>
          <text:p text:style-name="P15">City Operations also represent significant portions of the total expenditure.<text:s/></text:p>
        </text:list-item>
      </text:list>
      <text:p text:style-name="P16"/>
      <text:list text:style-name="LFO1" text:continue-numbering="true">
        <text:list-item>
          <text:p text:style-name="P17">Patterns over time<text:s/>:</text:p>
        </text:list-item>
      </text:list>
      <text:p text:style-name="P18">Expenditure has clear seasonal and quarterly patterns:<text:s/></text:p>
      <text:p text:style-name="P19">There are elevated spending peaks at the end of the fiscal year due to the timing of the Budget Cycle.<text:s/></text:p>
      <text:p text:style-name="P20"><text:s text:c="2"/><text:s text:c="6"/>There are months which exhibit substantial dips or peaks that could signal: -<text:s/></text:p>
      <text:p text:style-name="Normal"><text:span text:style-name="T21"><text:s text:c="8"/></text:span><text:span text:style-name="T22">The signing of new contracts or renewal of existing contracts.</text:span></text:p>
      <text:p text:style-name="Normal"><text:span text:style-name="T23"><text:s/></text:span><text:span text:style-name="T24"><text:s text:c="8"/></text:span><text:span text:style-name="T25">- One-off payments.<text:s/></text:span></text:p>
      <text:p text:style-name="P26"><text:s text:c="9"/>- Emergency procurements.</text:p>
      <text:p text:style-name="P27"/>
      <text:p text:style-name="P28"><text:s text:c="7"/>4.<text:s/>Findings That Are Unusual<text:s/>:</text:p>
      <text:p text:style-name="Normal"><text:span text:style-name="T29"><text:s text:c="10"/></text:span><text:span text:style-name="T30">Once again, unexpectedly high dollar single transactions were flagged using conditional formatting.</text:span></text:p>
      <text:p text:style-name="P31"><text:s text:c="11"/>Some information had missing department labels which may create some uncertainty in the results.</text:p>
      <text:p text:style-name="P32"><text:s text:c="12"/>Multiple entries may exist for some vendors due to inconsistent naming conventions → vendors may appear to be more diverse than they are.</text:p>
      <text:p text:style-name="P33"/>
      <text:soft-page-break/>
      <text:p text:style-name="P34">5<text:s/>Methods and Assumptions</text:p>
      <text:p text:style-name="P35">Methods</text:p>
      <text:list text:style-name="LFO4" text:continue-numbering="true">
        <text:list-item>
          <text:p text:style-name="P36">PivotTables were used to summarise spending by Year, Month, Quarter, Directorate, and Supplier.</text:p>
        </text:list-item>
        <text:list-item>
          <text:p text:style-name="P37">Line charts and bar charts prepared from PivotTables to analyse spending trends.</text:p>
        </text:list-item>
        <text:list-item>
          <text:p text:style-name="P38">Top 5 Supplier and Directorate analyses were performed using Pivot sort functions.</text:p>
        </text:list-item>
        <text:list-item>
          <text:p text:style-name="P39">Temporal grouping (Year, Quarter, Month) created using Excel’s date-derived columns.</text:p>
        </text:list-item>
        <text:list-item>
          <text:p text:style-name="P40">Conditional formatting used to highlight extraordinarily high monthly spend amounts.</text:p>
        </text:list-item>
      </text:list>
      <text:p text:style-name="P41">Assumptions</text:p>
      <text:list text:style-name="LFO5" text:continue-numbering="true">
        <text:list-item>
          <text:p text:style-name="P42">All transaction amounts are accurate and reflect actual council spending.</text:p>
        </text:list-item>
        <text:list-item>
          <text:p text:style-name="P43">Supplier names represent the same entity once standardised (case/capitalisation variations corrected).</text:p>
        </text:list-item>
        <text:list-item>
          <text:p text:style-name="P44">Missing directorate information assumed to be legitimate payments with incomplete metadata.</text:p>
        </text:list-item>
        <text:list-item>
          <text:p text:style-name="P45">Large amounts assumed valid unless clearly erroneous (negative or duplicated entries).</text:p>
        </text:list-item>
        <text:list-item>
          <text:p text:style-name="P46">Seasonal/quarterly patterns represent organisational spending cycles rather than errors.</text:p>
        </text:list-item>
      </text:list>
      <text:p text:style-name="P47">6. Results and Observations:</text:p>
      <text:p text:style-name="Normal"><text:span text:style-name="T48">Figure 1.<text:s/></text:span><text:s/><text:span text:style-name="T49">Total Spend vs Number of Transactions by Supplier</text:span></text:p>
      <text:p text:style-name="Normal"><draw:frame draw:z-index="251658240" draw:style-name="a0" draw:name="Chart 1" text:anchor-type="paragraph" svg:x="0.05347in" svg:y="0.01389in" svg:width="5.74583in" svg:height="3.12431in" style:rel-width="scale" style:rel-height="scale"><draw:object xlink:href="Object 1/" xlink:type="simple" xlink:show="embed" xlink:actuate="onLoad"/><svg:title/><svg:desc/></draw:frame></text:p>
      <text:p text:style-name="P50"/>
      <text:p text:style-name="P51"/>
      <text:p text:style-name="P52"/>
      <text:p text:style-name="P53"/>
      <text:p text:style-name="P54"/>
      <text:p text:style-name="P55"/>
      <text:p text:style-name="P56"/>
      <text:p text:style-name="Normal"/>
      <text:p text:style-name="Normal"/>
      <text:p text:style-name="Normal"/>
      <text:soft-page-break/>
      <text:p text:style-name="Normal">For every supplier in the dataset, figure<text:s/>1<text:s/>shows a combined analysis of total expenditure (blue bars) and number of transactions (orange line). The dual-axis graph shows the differences in transaction frequency and spending volume between various supplier IDs.<text:line-break/><text:line-break/>This graphic provides crucial information about supplier dependence and procurement trends by identifying suppliers who have high transaction counts, high total payments, or both.</text:p>
      <text:p text:style-name="P57">Important Findings<text:s/>:</text:p>
      <text:p text:style-name="P58">Expensive Vendor:<text:line-break/>Despite having moderate or low transaction counts, some suppliers (such as B136415 and B144361) display extremely high total spend values.</text:p>
      <text:p text:style-name="P59"><text:line-break/>This implies that these vendors have high-value contracts, perhaps for housing, infrastructure, or significant public service initiatives.<text:line-break/><text:line-break/>2. Suppliers with a High Transaction Count:<text:line-break/><text:line-break/>Even though their overall spend is not the highest, some suppliers exhibit exceptionally high transaction volumes (such as spikes in the orange line).<text:line-break/><text:line-break/>This pattern is frequently indicative of operational or routine services that call for regular, smaller payments.</text:p>
      <text:p text:style-name="Normal"/>
      <text:p text:style-name="P60">Percentage Contribution Heatmap Across Directorates / Categories</text:p>
      <text:p text:style-name="Normal"><draw:frame draw:style-name="a1" draw:name="Picture 14" text:anchor-type="as-char" svg:x="0in" svg:y="0in" svg:width="6.26806in" svg:height="2.06458in" style:rel-width="scale" style:rel-height="scale"><draw:image xlink:href="media/image1.emf" xlink:type="simple" xlink:show="embed" xlink:actuate="onLoad"/><svg:title/><svg:desc/></draw:frame></text:p>
      <text:p text:style-name="Normal"/>
      <text:p text:style-name="Normal">A heatmap showing the percentage contribution of various categories (or, depending on your Pivot, directorates, suppliers, or months) across several columns is shown in<text:s/><text:soft-page-break/>Figure<text:s/>2. High-percentage values are highlighted in red by the conditional formatting, indicating areas of high concentration; low-percentage values are shown in green, indicating minimal contribution.<text:line-break/><text:line-break/>This graphic makes it easier to see where activity or spending is relatively low and where it is highly concentrated.</text:p>
      <text:p text:style-name="Normal">Important Findings:<text:s/></text:p>
      <text:p text:style-name="P61"><text:line-break/>1. Red Zones, or High-Contribution Areas<text:line-break/><text:line-break/>The categories with the largest percentage share within their respective columns are indicated by the darkest red cells (e.g., 22.2%, 26.0%, and 19.9%).<text:line-break/><text:line-break/>Strong concentration, or the dominance of a few categories over the total for those periods or segments, is indicated by these values.<text:line-break/><text:line-break/>A high percentage of dominance frequently indicates:<text:line-break/>a)<text:s/>Significant operational costs<text:line-break/>b)<text:s/>One-time, substantial transactions<text:line-break/>c)<text:s/>Strategic suppliers or services</text:p>
      <text:p text:style-name="P62"/>
      <text:p text:style-name="Normal"><text:span text:style-name="T63">2. Moderate Contributions (White/Light Pink Zones)</text:span><text:span text:style-name="T64">:</text:span><text:span text:style-name="T65"><text:line-break/></text:span><text:line-break/>Lighter hues correspond to mid-range values (between 3% and 10%).<text:line-break/><text:line-break/>These indicate moderate levels of contribution that are distributed more fairly among categories.<text:line-break/>These regions frequently show:<text:line-break/>a)<text:s/>Regular costs<text:line-break/>b)<text:s/>Spending from a variety of suppliers<text:line-break/>c)<text:s/>Equitable distribution<text:line-break/><text:line-break/>3.<text:s/><text:span text:style-name="T66">Green Zones, or Low-Contribution Areas</text:span><text:span text:style-name="T67">:</text:span><text:line-break/><text:s text:c="4"/>Categories with extremely low contributions are represented by the green-shaded cells (e.g., 0.0%–1.7%).</text:p>
      <text:p text:style-name="Normal">These values often correspond to:</text:p>
      <text:list text:style-name="LFO6" text:continue-numbering="true">
        <text:list-item>
          <text:p text:style-name="P68">Occasional or infrequent suppliers</text:p>
        </text:list-item>
        <text:list-item>
          <text:p text:style-name="P69">Low-value transactions</text:p>
        </text:list-item>
        <text:list-item>
          <text:p text:style-name="P70">Departments with small operational budgets</text:p>
        </text:list-item>
      </text:list>
      <text:soft-page-break/>
      <text:p text:style-name="P71"><draw:frame draw:style-name="a2" draw:name="Chart 1" text:anchor-type="as-char" svg:x="0in" svg:y="0in" svg:width="6.26806in" svg:height="3.19236in" style:rel-width="scale" style:rel-height="scale"><draw:object xlink:href="Object 2/" xlink:type="simple" xlink:show="embed" xlink:actuate="onLoad"/><svg:title/><svg:desc/></draw:frame></text:p>
      <text:list text:style-name="LFO6" text:continue-numbering="true">
        <text:list-item>
          <text:p text:style-name="P72">Important Findings from Spending by Merchant Category<text:line-break/><text:line-break/>The largest single spending category, Accommodation Hire, indicates a significant reliance on housing, short-term lodging, or facility rental services.<text:line-break/><text:line-break/>Transportation of Children and Agency In line with their duties in education and social care, teachers also constitute significant cost areas.<text:line-break/><text:line-break/>Regular operational activities are indicated by mid-range spending categories, such as printing and photocopying and reimbursements.<text:line-break/><text:line-break/>In comparison to the larger budget, very low-cost categories like petrol and employer liability insurance have little financial impact.<text:line-break/><text:line-break/>The distribution shows that the majority of high-value spending is driven by strategic service areas, which represent essential council functions like housing, social services, and education.</text:p>
        </text:list-item>
      </text:list>
      <text:p text:style-name="P73"/>
      <text:soft-page-break/>
      <text:p text:style-name="P74"><draw:frame draw:style-name="a3" draw:name="Chart 1" text:anchor-type="as-char" svg:x="0in" svg:y="0in" svg:width="6.26806in" svg:height="3.3625in" style:rel-width="scale" style:rel-height="scale"><draw:object xlink:href="Object 3/" xlink:type="simple" xlink:show="embed" xlink:actuate="onLoad"/><svg:title/><svg:desc/></draw:frame></text:p>
      <text:p text:style-name="Normal"/>
      <text:p text:style-name="Normal">The "<text:span text:style-name="T75">Quarterly Spend by Supplier</text:span>" chart shows how payments to significant suppliers change over the course of the fiscal year. Suppliers with concentrated spending patterns and those with more consistent quarterly activity are prominently displayed in the visualisation. A single, high-value transaction or a significant contract milestone is indicated by Supplier B144361's dominant peak in Q2. The biggest beneficiary overall, supplier B136107, exhibits consistently high spending throughout every quarter, indicating long-term operational or recurring service contracts.</text:p>
      <text:p text:style-name="Normal"/>
      <text:p text:style-name="P76">BULLET-POINT INSIGHTS: Supplier Quarterly Spend<text:s/></text:p>
      <text:p text:style-name="P77"><text:span text:style-name="T78">🔹</text:span><text:s/>Supplier B144361 saw a significant increase in Q2.The largest quarterly expenditure of any supplierdenotes a project milestone, contract renewal, or one-time large invoice.<text:line-break/>An obvious spending anomaly that should be noted</text:p>
      <text:p text:style-name="P79"><text:span text:style-name="T80">🔹</text:span><text:s/>Spending by Supplier B136107 is consistently high throughout every quarter.<text:line-break/>represents approximately 41% of the total amount spent by suppliers (based on previous analysis).<text:s/>recommends a long-term, necessary contract or ongoing operational services<text:s/>No anomalies in a single quarter—consistent high spending</text:p>
      <text:p text:style-name="NoSpacing"><text:span text:style-name="T81">🔹</text:span><text:s/>Suppliers with moderate, steady spending include B111717, B124781, and B136415.<text:s/>More uniformly dispersed throughout the quarters<text:s/>Instead of project-based spending, reflect regular operational payments.<text:line-break/><text:line-break/><text:span text:style-name="T82">🔹</text:span><text:s/>For several suppliers, Q2 seems to be the highest-spending quarter.shows when procurement cycles occur.<text:s/>may have to do with how the budget is used or when contracts are renewed.</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egoe UI Emoji" svg:font-family="Segoe UI Emoji" style:font-family-generic="swiss" style:font-pitch="variable" svg:panose-1="2 11 5 2 4 2 4 2 2 3"/>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5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IN"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style:font-name-complex="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style:font-name-complex="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style:font-name-complex="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style:font-name-complex="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style:font-name-complex="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style:font-name-complex="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style:font-name-complex="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style:style style:name="Header" style:display-name="Head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style:style style:name="NoSpacing" style:display-name="No Spacing" style:family="paragraph">
      <style:paragraph-properties fo:margin-bottom="0in" fo:line-height="100%"/>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style style:name="WW_CharLFO6LVL1" style:family="text">
      <style:text-properties style:font-name="Symbol" fo:font-size="10pt" style:font-size-asian="10pt"/>
    </style:style>
    <style:style style:name="WW_CharLFO6LVL2" style:family="text">
      <style:text-properties style:font-name="Courier New" fo:font-size="10pt" style:font-size-asian="10pt"/>
    </style:style>
    <style:style style:name="WW_CharLFO6LVL3" style:family="text">
      <style:text-properties style:font-name="Wingdings" fo:font-size="10pt" style:font-size-asian="10pt"/>
    </style:style>
    <style:style style:name="WW_CharLFO6LVL4" style:family="text">
      <style:text-properties style:font-name="Wingdings" fo:font-size="10pt" style:font-size-asian="10pt"/>
    </style:style>
    <style:style style:name="WW_CharLFO6LVL5" style:family="text">
      <style:text-properties style:font-name="Wingdings" fo:font-size="10pt" style:font-size-asian="10pt"/>
    </style:style>
    <style:style style:name="WW_CharLFO6LVL6" style:family="text">
      <style:text-properties style:font-name="Wingdings" fo:font-size="10pt" style:font-size-asian="10pt"/>
    </style:style>
    <style:style style:name="WW_CharLFO6LVL7" style:family="text">
      <style:text-properties style:font-name="Wingdings" fo:font-size="10pt" style:font-size-asian="10pt"/>
    </style:style>
    <style:style style:name="WW_CharLFO6LVL8" style:family="text">
      <style:text-properties style:font-name="Wingdings" fo:font-size="10pt" style:font-size-asian="10pt"/>
    </style:style>
    <style:style style:name="WW_CharLFO6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2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2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2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2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2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2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2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2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3">
      <text:list-level-style-bullet text:level="1" text:style-name="WW_CharLFO3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3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3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3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3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3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3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3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3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list-format-name="NLF1"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number:num-list-format style:name="NLF1">
      <number:num-list-label text:level="2"/>
      <number:text>%2%.</number:text>
    </number:num-list-format>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venkatasantoshk@outlook.com</meta:initial-creator>
    <dc:creator>venkatasantoshk@outlook.com</dc:creator>
    <meta:creation-date>2025-12-04T17:27:00Z</meta:creation-date>
    <dc:date>2025-12-04T18:59:00Z</dc:date>
    <meta:print-date>2025-12-04T18:59:00Z</meta:print-date>
    <meta:template xlink:href="Normal" xlink:type="simple"/>
    <meta:editing-cycles>1</meta:editing-cycles>
    <meta:editing-duration>PT5160S</meta:editing-duration>
    <meta:document-statistic meta:page-count="6" meta:paragraph-count="15" meta:word-count="1160" meta:character-count="7759" meta:row-count="55" meta:non-whitespace-character-count="6614"/>
  </office:meta>
</office:document-meta>
</file>

<file path=Object 1/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number:currency-style style:name="N36" number:language="en" number:country="GB">
      <number:currency-symbol number:language="en" number:country="GB">£</number:currency-symbol>
      <number:number number:decimal-places="1" number:min-decimal-places="1" number:min-integer-digits="1" number:grouping="true"/>
    </number:currency-style>
    <style:style style:family="chart" style:name="Crt0">
      <style:chart-properties chart:three-dimensional="false" chart:deep="false" chart:symbol-type="none" chart:vertical="false" chart:connect-bars="false" chart:solid-type="cuboid" chart:stacked="false" chart:percentage="false" chart:include-hidden-cells="false" chart:treat-empty-cells="leave-gap"/>
      <style:graphic-properties draw:fill="gradient" draw:fill-gradient-name="a0"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Aptos"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f2f2f2" style:text-line-through-type="none" style:text-line-through-style="none" style:text-line-through-width="auto" style:text-line-through-color="font-color" style:text-position="0% 100%" fo:font-family="Aptos" fo:font-size="0.22222in" style:font-size-asian="0.22222in" style:font-size-complex="0.22222in" fo:letter-spacing="0.01389in" fo:font-style="normal" style:font-style-asian="normal" style:font-style-complex="normal" fo:text-shadow="0in 0.04167in 0pc #000000" style:text-underline-type="none" style:text-underline-style="none" style:text-underline-width="auto" fo:font-weight="bold" style:font-weight-asian="bold" style:font-weight-complex="bold" style:text-underline-mode="continuous" style:letter-kerning="true"/>
    </style:style>
    <style:style style:family="chart" style:name="G0S0">
      <style:chart-properties chart:symbol-type="none" chart:vertical="false" chart:connect-bars="false" chart:solid-type="cuboid" chart:stacked="false" chart:percentage="false"/>
      <style:graphic-properties draw:fill="gradient" draw:fill-gradient-name="a5" draw:stroke="none" draw:shadow="visible" draw:shadow-offset-x="0in" draw:shadow-offset-y="0.02778in" draw:shadow-color="#000000" draw:shadow-opacity="83%"/>
    </style:style>
    <style:style style:family="chart" style:name="Wal0">
      <style:graphic-properties draw:fill="none" draw:stroke="none"/>
    </style:style>
    <style:style style:family="chart" style:name="GMa1">
      <style:graphic-properties draw:fill="none" draw:stroke="solid" svg:stroke-width="0.01042in" svg:stroke-color="#f2f2f2" svg:stroke-opacity="10%" draw:stroke-linejoin="round" svg:stroke-linecap="butt"/>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f2f2f2" style:text-line-through-type="none" style:text-line-through-style="none" style:text-line-through-width="auto" style:text-line-through-color="font-color" style:text-position="0% 100%" fo:font-family="Aptos" fo:font-size="0.22222in" style:font-size-asian="0.22222in" style:font-size-complex="0.22222in" fo:letter-spacing="0.01389in" fo:font-style="normal" style:font-style-asian="normal" style:font-style-complex="normal" fo:text-shadow="0in 0.04167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text-transform="uppercase" fo:color="#d9d9d9" style:text-line-through-type="none" style:text-line-through-style="none" style:text-line-through-width="auto" style:text-line-through-color="font-color" style:text-position="0% 100%" fo:font-family="Aptos" fo:font-size="0.125in" style:font-size-asian="0.125in" style:font-size-complex="0.125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chart" style:name="G1S0">
      <style:chart-properties chart:symbol-type="named-symbol" chart:symbol-name="circle" chart:symbol-width="0.08333in" chart:symbol-height="0.08333in" chart:connect-bars="false" chart:solid-type="cuboid" chart:stacked="false" chart:percentage="false"/>
      <style:graphic-properties draw:fill="none" draw:stroke="solid" svg:stroke-width="0.03819in" svg:stroke-color="#e97132" svg:stroke-opacity="100%" draw:stroke-linejoin="round" svg:stroke-linecap="round" draw:shadow="visible" draw:shadow-offset-x="0in" draw:shadow-offset-y="0.02778in" draw:shadow-color="#000000" draw:shadow-opacity="83%"/>
    </style:style>
    <style:style style:family="paragraph" style:name="a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text-transform="uppercase" fo:color="#d9d9d9" style:text-line-through-type="none" style:text-line-through-style="none" style:text-line-through-width="auto" style:text-line-through-color="font-color" style:text-position="0% 100%" fo:font-family="Aptos" fo:font-size="0.125in" style:font-size-asian="0.125in" style:font-size-complex="0.125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text-transform="uppercase" fo:color="#d9d9d9" style:text-line-through-type="none" style:text-line-through-style="none" style:text-line-through-width="auto" style:text-line-through-color="font-color" style:text-position="0% 100%" fo:font-family="Aptos" fo:font-size="0.125in" style:font-size-asian="0.125in" style:font-size-complex="0.125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chart" style:name="AT00">
      <style:chart-properties chart:auto-posi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text-transform="uppercase" fo:color="#d9d9d9" style:text-line-through-type="none" style:text-line-through-style="none" style:text-line-through-width="auto" style:text-line-through-color="font-color" style:text-position="0% 100%" fo:font-family="Aptos" fo:font-size="0.125in" style:font-size-asian="0.125in" style:font-size-complex="0.125in"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text-transform="uppercase" fo:color="#d9d9d9" style:text-line-through-type="none" style:text-line-through-style="none" style:text-line-through-width="auto" style:text-line-through-color="font-color" style:text-position="0% 100%" fo:font-family="Aptos" fo:font-size="0.125in" style:font-size-asian="0.125in" style:font-size-complex="0.125in"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AT02">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text-transform="uppercase" fo:color="#d9d9d9" style:text-line-through-type="none" style:text-line-through-style="none" style:text-line-through-width="auto" style:text-line-through-color="font-color" style:text-position="0% 100%" fo:font-family="Aptos" fo:font-size="0.125in" style:font-size-asian="0.125in" style:font-size-complex="0.125in"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Axs0"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389in" svg:stroke-color="#f2f2f2" svg:stroke-opacity="54%"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d9d9d9" style:text-line-through-type="none" style:text-line-through-style="none" style:text-line-through-width="auto" style:text-line-through-color="font-color" style:text-position="0% 100%" fo:font-family="Aptos"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36">
      <style:chart-properties chart:gap-width="219" chart:overlap="-27"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chart:major-origin="0"/>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d9d9d9" style:text-line-through-type="none" style:text-line-through-style="none" style:text-line-through-width="auto" style:text-line-through-color="font-color" style:text-position="0% 100%" fo:font-family="Aptos"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auto-position="true"/>
      <style:graphic-properties draw:fill="none" draw:stroke="none"/>
    </style:style>
    <style:style style:family="chart" style:name="Axs2" style:data-style-name="N0">
      <style:chart-properties chart:gap-width="150" chart:overlap="0" chart:link-data-style-to-source="false" chart:visible="true" chart:logarithmic="false" chart:tick-marks-major-inner="false" chart:tick-marks-major-outer="false" chart:tick-marks-minor-inner="false" chart:tick-marks-minor-outer="false" chart:display-label="true" chart:axis-label-position="near-axis" chart:axis-position="end" chart:reverse-direction="false" chart:major-origin="0"/>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d9d9d9" style:text-line-through-type="none" style:text-line-through-style="none" style:text-line-through-width="auto" style:text-line-through-color="font-color" style:text-position="0% 100%" fo:font-family="Aptos"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3" style:data-style-name="N0">
      <style:chart-properties chart:link-data-style-to-source="false" chart:visible="fals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389in" svg:stroke-color="#f2f2f2" svg:stroke-opacity="54%"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d9d9d9" style:text-line-through-type="none" style:text-line-through-style="none" style:text-line-through-width="auto" style:text-line-through-color="font-color" style:text-position="0% 100%" fo:font-family="Aptos"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office:automatic-styles>
  <office:body>
    <office:chart>
      <chart:chart chart:class="chart:bar" svg:height="224.95pt" svg:width="413.7pt" chart:style-name="Crt0">
        <chart:title svg:x="49.37488188976378pt" svg:y="0.0pt" chart:style-name="CT00">
          <text:p text:style-name="a1" text:class-names="" text:cond-style-name="">Total Spend vs Number of Transactions by Supplier</text:p>
        </chart:title>
        <chart:plot-area chart:style-name="Plt0" chart:data-source-has-labels="both">
          <chart:axis chart:dimension="x" chart:name="primary-x" chart:style-name="Axs0">
            <chart:title svg:x="145.1634645669291pt" svg:y="203.0133858267717pt" chart:style-name="AT00">
              <text:p text:style-name="a2" text:class-names="" text:cond-style-name="">Supplier Number</text:p>
            </chart:title>
            <chart:categories table:cell-range-address="local-table.$A$2:.$A$21"/>
          </chart:axis>
          <chart:axis chart:dimension="y" chart:name="primary-y" chart:style-name="Axs1">
            <chart:title chart:style-name="AT01">
              <text:p text:style-name="a3" text:class-names="" text:cond-style-name="">Total Spend</text:p>
            </chart:title>
            <chart:grid chart:class="major" chart:style-name="GMa1"/>
          </chart:axis>
          <chart:axis chart:dimension="y" chart:name="secondary-y" chart:style-name="Axs2">
            <chart:title chart:style-name="AT02">
              <text:p text:style-name="a4" text:class-names="" text:cond-style-name="">No of Transactions</text:p>
            </chart:title>
          </chart:axis>
          <chart:axis chart:dimension="x" chart:name="secondary-X" chart:style-name="Axs3">
            <chart:categories table:cell-range-address="local-table.$B$2:.$B$21"/>
          </chart:axis>
          <chart:series chart:label-cell-address="local-table.$C$1" chart:values-cell-range-address="local-table.$C$2:.$C$21" chart:class="chart:bar" chart:attached-axis="primary-y" chart:style-name="G0S0">
            <chart:data-point chart:repeated="20"/>
          </chart:series>
          <chart:series chart:label-cell-address="local-table.$D$1" chart:values-cell-range-address="local-table.$D$2:.$D$21" chart:class="chart:line" chart:attached-axis="secondary-y" chart:style-name="G1S0">
            <chart:data-point chart:repeated="20"/>
          </chart:series>
          <chart:wall chart:style-name="Wal0"/>
        </chart:plot-area>
        <table:table table:name="local-table">
          <table:table-header-columns>
            <table:table-column/>
            <table:table-column/>
          </table:table-header-columns>
          <table:table-columns>
            <table:table-column table:number-columns-repeated="2"/>
          </table:table-columns>
          <table:table-header-rows>
            <table:table-row>
              <table:table-cell/>
              <table:table-cell/>
              <table:table-cell office:value-type="string">
                <text:p>Sum of Amount</text:p>
              </table:table-cell>
              <table:table-cell office:value-type="string">
                <text:p>Count of Transaction</text:p>
              </table:table-cell>
            </table:table-row>
          </table:table-header-rows>
          <table:table-row>
            <table:table-cell office:value-type="string">
              <text:p>B103402</text:p>
            </table:table-cell>
            <table:table-cell office:value-type="string">
              <text:p>B103402</text:p>
            </table:table-cell>
            <table:table-cell office:value-type="float" office:value="46094151.229999997"/>
            <table:table-cell office:value-type="float" office:value="8"/>
          </table:table-row>
          <table:table-row>
            <table:table-cell office:value-type="string">
              <text:p>B111717</text:p>
            </table:table-cell>
            <table:table-cell office:value-type="string">
              <text:p>B111717</text:p>
            </table:table-cell>
            <table:table-cell office:value-type="float" office:value="181850217.6500003"/>
            <table:table-cell office:value-type="float" office:value="1475"/>
          </table:table-row>
          <table:table-row>
            <table:table-cell office:value-type="string">
              <text:p>B116487</text:p>
            </table:table-cell>
            <table:table-cell office:value-type="string">
              <text:p>B116487</text:p>
            </table:table-cell>
            <table:table-cell office:value-type="float" office:value="30934810.789999988"/>
            <table:table-cell office:value-type="float" office:value="62"/>
          </table:table-row>
          <table:table-row>
            <table:table-cell office:value-type="string">
              <text:p>B123713</text:p>
            </table:table-cell>
            <table:table-cell office:value-type="string">
              <text:p>B123713</text:p>
            </table:table-cell>
            <table:table-cell office:value-type="float" office:value="21387081.120000005"/>
            <table:table-cell office:value-type="float" office:value="54"/>
          </table:table-row>
          <table:table-row>
            <table:table-cell office:value-type="string">
              <text:p>B124781</text:p>
            </table:table-cell>
            <table:table-cell office:value-type="string">
              <text:p>B124781</text:p>
            </table:table-cell>
            <table:table-cell office:value-type="float" office:value="69335353.16000016"/>
            <table:table-cell office:value-type="float" office:value="15219"/>
          </table:table-row>
          <table:table-row>
            <table:table-cell office:value-type="string">
              <text:p>B132525</text:p>
            </table:table-cell>
            <table:table-cell office:value-type="string">
              <text:p>B132525</text:p>
            </table:table-cell>
            <table:table-cell office:value-type="float" office:value="44308146.769999996"/>
            <table:table-cell office:value-type="float" office:value="19"/>
          </table:table-row>
          <table:table-row>
            <table:table-cell office:value-type="string">
              <text:p>B136107</text:p>
            </table:table-cell>
            <table:table-cell office:value-type="string">
              <text:p>B136107</text:p>
            </table:table-cell>
            <table:table-cell office:value-type="float" office:value="462795612.98000002"/>
            <table:table-cell office:value-type="float" office:value="116"/>
          </table:table-row>
          <table:table-row>
            <table:table-cell office:value-type="string">
              <text:p>B136415</text:p>
            </table:table-cell>
            <table:table-cell office:value-type="string">
              <text:p>B136415</text:p>
            </table:table-cell>
            <table:table-cell office:value-type="float" office:value="142119365.30999997"/>
            <table:table-cell office:value-type="float" office:value="32"/>
          </table:table-row>
          <table:table-row>
            <table:table-cell office:value-type="string">
              <text:p>B137990</text:p>
            </table:table-cell>
            <table:table-cell office:value-type="string">
              <text:p>B137990</text:p>
            </table:table-cell>
            <table:table-cell office:value-type="float" office:value="25232040.84"/>
            <table:table-cell office:value-type="float" office:value="44"/>
          </table:table-row>
          <table:table-row>
            <table:table-cell office:value-type="string">
              <text:p>B141824</text:p>
            </table:table-cell>
            <table:table-cell office:value-type="string">
              <text:p>B141824</text:p>
            </table:table-cell>
            <table:table-cell office:value-type="float" office:value="39021046.099999987"/>
            <table:table-cell office:value-type="float" office:value="40"/>
          </table:table-row>
          <table:table-row>
            <table:table-cell office:value-type="string">
              <text:p>B144251</text:p>
            </table:table-cell>
            <table:table-cell office:value-type="string">
              <text:p>B144251</text:p>
            </table:table-cell>
            <table:table-cell office:value-type="float" office:value="25053475.109999999"/>
            <table:table-cell office:value-type="float" office:value="30"/>
          </table:table-row>
          <table:table-row>
            <table:table-cell office:value-type="string">
              <text:p>B144361</text:p>
            </table:table-cell>
            <table:table-cell office:value-type="string">
              <text:p>B144361</text:p>
            </table:table-cell>
            <table:table-cell office:value-type="float" office:value="271712421.67000002"/>
            <table:table-cell office:value-type="float" office:value="79"/>
          </table:table-row>
          <table:table-row>
            <table:table-cell office:value-type="string">
              <text:p>B145890</text:p>
            </table:table-cell>
            <table:table-cell office:value-type="string">
              <text:p>B145890</text:p>
            </table:table-cell>
            <table:table-cell office:value-type="float" office:value="38850403.670000039"/>
            <table:table-cell office:value-type="float" office:value="7507"/>
          </table:table-row>
          <table:table-row>
            <table:table-cell office:value-type="string">
              <text:p>B145906</text:p>
            </table:table-cell>
            <table:table-cell office:value-type="string">
              <text:p>B145906</text:p>
            </table:table-cell>
            <table:table-cell office:value-type="float" office:value="32133213.850000001"/>
            <table:table-cell office:value-type="float" office:value="71"/>
          </table:table-row>
          <table:table-row>
            <table:table-cell office:value-type="string">
              <text:p>B145989</text:p>
            </table:table-cell>
            <table:table-cell office:value-type="string">
              <text:p>B145989</text:p>
            </table:table-cell>
            <table:table-cell office:value-type="float" office:value="25185571.430000022"/>
            <table:table-cell office:value-type="float" office:value="2001"/>
          </table:table-row>
          <table:table-row>
            <table:table-cell office:value-type="string">
              <text:p>B2384</text:p>
            </table:table-cell>
            <table:table-cell office:value-type="string">
              <text:p>B2384</text:p>
            </table:table-cell>
            <table:table-cell office:value-type="float" office:value="25417096.280000001"/>
            <table:table-cell office:value-type="float" office:value="17"/>
          </table:table-row>
          <table:table-row>
            <table:table-cell office:value-type="string">
              <text:p>B28830</text:p>
            </table:table-cell>
            <table:table-cell office:value-type="string">
              <text:p>B28830</text:p>
            </table:table-cell>
            <table:table-cell office:value-type="float" office:value="60252781.830000021"/>
            <table:table-cell office:value-type="float" office:value="273"/>
          </table:table-row>
          <table:table-row>
            <table:table-cell office:value-type="string">
              <text:p>B32213</text:p>
            </table:table-cell>
            <table:table-cell office:value-type="string">
              <text:p>B32213</text:p>
            </table:table-cell>
            <table:table-cell office:value-type="float" office:value="27707381.459999997"/>
            <table:table-cell office:value-type="float" office:value="74"/>
          </table:table-row>
          <table:table-row>
            <table:table-cell office:value-type="string">
              <text:p>B5807</text:p>
            </table:table-cell>
            <table:table-cell office:value-type="string">
              <text:p>B5807</text:p>
            </table:table-cell>
            <table:table-cell office:value-type="float" office:value="69083380.679999977"/>
            <table:table-cell office:value-type="float" office:value="160"/>
          </table:table-row>
          <table:table-row>
            <table:table-cell office:value-type="string">
              <text:p>B63234</text:p>
            </table:table-cell>
            <table:table-cell office:value-type="string">
              <text:p>B63234</text:p>
            </table:table-cell>
            <table:table-cell office:value-type="float" office:value="25602042.570000008"/>
            <table:table-cell office:value-type="float" office:value="78"/>
          </table:table-row>
        </table:table>
      </chart:chart>
    </office:chart>
  </office:body>
</office:document-content>
</file>

<file path=Object 1/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156082" draw:opacity="100%" draw:stroke="solid" svg:stroke-width="0.01389in" svg:stroke-color="#042433" svg:stroke-opacity="100%" draw:stroke-linejoin="miter" svg:stroke-linecap="butt"/>
    </style:default-style>
    <draw:gradient draw:name="a0" draw:style="radial" draw:cx="50%" draw:cy="50%" draw:start-color="#262626" draw:end-color="#595959" draw:start-intensity="100%" draw:end-intensity="100%"/>
    <draw:gradient draw:name="a5" draw:style="linear" draw:angle="0" draw:start-color="#8d9fae" draw:end-color="#356583" draw:start-intensity="100%" draw:end-intensity="100%"/>
  </office:styles>
</office:document-styles>
</file>

<file path=Object 2/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Plt0">
      <style:chart-properties chart:three-dimensional="false" chart:deep="false" chart:vertical="true" chart:auto-position="true"/>
      <style:graphic-properties draw:fill="none" draw:stroke="none"/>
    </style:style>
    <style:style style:family="chart" style:name="Wal0">
      <style:graphic-properties draw:fill="none" draw:stroke="none"/>
    </style:style>
    <style:style style:family="chart" style:name="GMa0">
      <style:graphic-properties draw:fill="none" svg:stroke-width="0.01042in" svg:stroke-color="#595959" svg:stroke-opacity="100%" draw:stroke-linejoin="round" svg:stroke-linecap="butt"/>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d9d9d9" style:text-line-through-type="none" style:text-line-through-style="none" style:text-line-through-width="auto" style:text-line-through-color="font-color" style:text-position="0% 100%" fo:font-family="Aptos"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chart" style:name="GMa1">
      <style:graphic-properties draw:fill="none" svg:stroke-width="0.01042in" svg:stroke-color="#595959" svg:stroke-opacity="100%" draw:stroke-linejoin="round" svg:stroke-linecap="butt"/>
    </style:style>
    <style:style style:family="chart" style:name="Crt0">
      <style:chart-properties chart:three-dimensional="false" chart:deep="false" chart:symbol-type="none" chart:vertical="true" chart:connect-bars="false" chart:solid-type="cuboid" chart:stacked="false" chart:percentage="false" chart:include-hidden-cells="false" chart:treat-empty-cells="leave-gap"/>
      <style:graphic-properties draw:fill="solid" draw:fill-color="#404040"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Aptos"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bfbfbf" style:text-line-through-type="none" style:text-line-through-style="none" style:text-line-through-width="auto" style:text-line-through-color="font-color" style:text-position="0% 100%" fo:font-family="Aptos"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0">
      <style:chart-properties chart:gap-width="182" chart:overlap="-50"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chart:major-origin="0"/>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bfbfbf" style:text-line-through-type="none" style:text-line-through-style="none" style:text-line-through-width="auto" style:text-line-through-color="font-color" style:text-position="0% 100%" fo:font-family="Aptos"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one" chart:vertical="true" chart:connect-bars="false" chart:solid-type="cuboid" chart:stacked="false" chart:percentage="false"/>
      <style:graphic-properties draw:fill="none" draw:stroke="solid" svg:stroke-width="0.01042in" svg:stroke-color="#156082" svg:stroke-opacity="100%" draw:stroke-linejoin="miter" svg:stroke-linecap="butt"/>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font-variant="normal" fo:text-transform="none" fo:color="#d9d9d9" style:text-line-through-type="none" style:text-line-through-style="none" style:text-line-through-width="auto" style:text-line-through-color="font-color" style:text-position="0% 100%" fo:font-family="Aptos" fo:font-size="0.19444in" style:font-size-asian="0.19444in" style:font-size-complex="0.19444in"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office:automatic-styles>
  <office:body>
    <office:chart>
      <chart:chart chart:class="chart:bar" svg:height="229.85pt" svg:width="451.3pt" chart:style-name="Crt0">
        <chart:title chart:style-name="CT00">
          <text:p text:style-name="a0" text:class-names="" text:cond-style-name="">Total Spend by Merchant Category</text:p>
        </chart:title>
        <chart:plot-area chart:style-name="Plt0" chart:data-source-has-labels="both">
          <chart:axis chart:dimension="x" chart:name="primary-x" chart:style-name="Axs0">
            <chart:categories table:cell-range-address="local-table.$A$2:.$A$174"/>
            <chart:grid chart:class="major" chart:style-name="GMa0"/>
          </chart:axis>
          <chart:axis chart:dimension="y" chart:name="primary-y" chart:style-name="Axs1">
            <chart:grid chart:class="major" chart:style-name="GMa1"/>
          </chart:axis>
          <chart:series chart:label-cell-address="local-table.$B$1" chart:values-cell-range-address="local-table.$B$2:.$B$174" chart:class="chart:bar" chart:attached-axis="primary-y" chart:style-name="G0S0">
            <chart:data-point chart:repeated="173"/>
          </chart:series>
          <chart:wall chart:style-name="Wal0"/>
        </chart:plot-area>
        <table:table table:name="local-table">
          <table:table-header-columns>
            <table:table-column/>
          </table:table-header-columns>
          <table:table-columns>
            <table:table-column/>
          </table:table-columns>
          <table:table-header-rows>
            <table:table-row>
              <table:table-cell/>
              <table:table-cell office:value-type="string">
                <text:p>Total</text:p>
              </table:table-cell>
            </table:table-row>
          </table:table-header-rows>
          <table:table-row>
            <table:table-cell office:value-type="string">
              <text:p>Accommodation Hire</text:p>
            </table:table-cell>
            <table:table-cell office:value-type="float" office:value="999674.51000000024"/>
          </table:table-row>
          <table:table-row>
            <table:table-cell office:value-type="string">
              <text:p>Accounts Payable  Liabilities Control</text:p>
            </table:table-cell>
            <table:table-cell office:value-type="float" office:value="23242.75"/>
          </table:table-row>
          <table:table-row>
            <table:table-cell office:value-type="string">
              <text:p>Accounts payable PO  Accrual  - GRNI</text:p>
            </table:table-cell>
            <table:table-cell office:value-type="float" office:value="929658697.62999332"/>
          </table:table-row>
          <table:table-row>
            <table:table-cell office:value-type="string">
              <text:p>Adlt Nursng Care S/T</text:p>
            </table:table-cell>
            <table:table-cell office:value-type="float" office:value="3913547.51"/>
          </table:table-row>
          <table:table-row>
            <table:table-cell office:value-type="string">
              <text:p>Adult Nursing Care</text:p>
            </table:table-cell>
            <table:table-cell office:value-type="float" office:value="119204503.58999984"/>
          </table:table-row>
          <table:table-row>
            <table:table-cell office:value-type="string">
              <text:p>Adult Residential Care</text:p>
            </table:table-cell>
            <table:table-cell office:value-type="float" office:value="236736174.27999714"/>
          </table:table-row>
          <table:table-row>
            <table:table-cell office:value-type="string">
              <text:p>Adult Supported Living</text:p>
            </table:table-cell>
            <table:table-cell office:value-type="float" office:value="89965727.010000572"/>
          </table:table-row>
          <table:table-row>
            <table:table-cell office:value-type="string">
              <text:p>Adults Day Care</text:p>
            </table:table-cell>
            <table:table-cell office:value-type="float" office:value="21015666.27999999"/>
          </table:table-row>
          <table:table-row>
            <table:table-cell office:value-type="string">
              <text:p>Adults Home Support</text:p>
            </table:table-cell>
            <table:table-cell office:value-type="float" office:value="72208845.710001871"/>
          </table:table-row>
          <table:table-row>
            <table:table-cell office:value-type="string">
              <text:p>Adults Respite Short Term</text:p>
            </table:table-cell>
            <table:table-cell office:value-type="float" office:value="1297365.7099999993"/>
          </table:table-row>
          <table:table-row>
            <table:table-cell office:value-type="string">
              <text:p>Advertising Non Staff</text:p>
            </table:table-cell>
            <table:table-cell office:value-type="float" office:value="609869.51"/>
          </table:table-row>
          <table:table-row>
            <table:table-cell office:value-type="string">
              <text:p>Agency General</text:p>
            </table:table-cell>
            <table:table-cell office:value-type="float" office:value="73462318.830000117"/>
          </table:table-row>
          <table:table-row>
            <table:table-cell office:value-type="string">
              <text:p>Agency Interims</text:p>
            </table:table-cell>
            <table:table-cell office:value-type="float" office:value="61636797.590000018"/>
          </table:table-row>
          <table:table-row>
            <table:table-cell office:value-type="string">
              <text:p>Agency Social workers</text:p>
            </table:table-cell>
            <table:table-cell office:value-type="float" office:value="1340"/>
          </table:table-row>
          <table:table-row>
            <table:table-cell office:value-type="string">
              <text:p>Agency Support Staff</text:p>
            </table:table-cell>
            <table:table-cell office:value-type="float" office:value="22280483.439999785"/>
          </table:table-row>
          <table:table-row>
            <table:table-cell office:value-type="string">
              <text:p>Agency Teachers</text:p>
            </table:table-cell>
            <table:table-cell office:value-type="float" office:value="17428428.52999993"/>
          </table:table-row>
          <table:table-row>
            <table:table-cell office:value-type="string">
              <text:p>Apprentice levy Below the line adjustments</text:p>
            </table:table-cell>
            <table:table-cell office:value-type="float" office:value="4970.55"/>
          </table:table-row>
          <table:table-row>
            <table:table-cell office:value-type="string">
              <text:p>Apprentice Levy Payroll Costing</text:p>
            </table:table-cell>
            <table:table-cell office:value-type="float" office:value="7500"/>
          </table:table-row>
          <table:table-row>
            <table:table-cell office:value-type="string">
              <text:p>Audit Fees</text:p>
            </table:table-cell>
            <table:table-cell office:value-type="float" office:value="3523.49"/>
          </table:table-row>
          <table:table-row>
            <table:table-cell office:value-type="string">
              <text:p>Bonds</text:p>
            </table:table-cell>
            <table:table-cell office:value-type="float" office:value="1294946.76"/>
          </table:table-row>
          <table:table-row>
            <table:table-cell office:value-type="string">
              <text:p>Books Newspapers and Periodicals</text:p>
            </table:table-cell>
            <table:table-cell office:value-type="float" office:value="23355.86"/>
          </table:table-row>
          <table:table-row>
            <table:table-cell office:value-type="string">
              <text:p>Burials &amp; Cremations</text:p>
            </table:table-cell>
            <table:table-cell office:value-type="float" office:value="1150629.2199999995"/>
          </table:table-row>
          <table:table-row>
            <table:table-cell office:value-type="string">
              <text:p>CAPEX Fees External</text:p>
            </table:table-cell>
            <table:table-cell office:value-type="float" office:value="5034270.5999999959"/>
          </table:table-row>
          <table:table-row>
            <table:table-cell office:value-type="string">
              <text:p>CAPEX -Internal Charge Capital</text:p>
            </table:table-cell>
            <table:table-cell office:value-type="float" office:value="3270"/>
          </table:table-row>
          <table:table-row>
            <table:table-cell office:value-type="string">
              <text:p>CAPEX-Acquisitions - Buildings</text:p>
            </table:table-cell>
            <table:table-cell office:value-type="float" office:value="2880"/>
          </table:table-row>
          <table:table-row>
            <table:table-cell office:value-type="string">
              <text:p>CAPEX-Acquisitions - Land</text:p>
            </table:table-cell>
            <table:table-cell office:value-type="float" office:value="5250"/>
          </table:table-row>
          <table:table-row>
            <table:table-cell office:value-type="string">
              <text:p>CAPEX-Demolition works</text:p>
            </table:table-cell>
            <table:table-cell office:value-type="float" office:value="257568.40000000005"/>
          </table:table-row>
          <table:table-row>
            <table:table-cell office:value-type="string">
              <text:p>CAPEX-Fees and Charges Internal</text:p>
            </table:table-cell>
            <table:table-cell office:value-type="float" office:value="738468.08000000007"/>
          </table:table-row>
          <table:table-row>
            <table:table-cell office:value-type="string">
              <text:p>CAPEX-Grants</text:p>
            </table:table-cell>
            <table:table-cell office:value-type="float" office:value="8138745.7800000003"/>
          </table:table-row>
          <table:table-row>
            <table:table-cell office:value-type="string">
              <text:p>CAPEX-New Construct Conversion  Renov</text:p>
            </table:table-cell>
            <table:table-cell office:value-type="float" office:value="540965282.01000082"/>
          </table:table-row>
          <table:table-row>
            <table:table-cell office:value-type="string">
              <text:p>Child Transport</text:p>
            </table:table-cell>
            <table:table-cell office:value-type="float" office:value="219216.84"/>
          </table:table-row>
          <table:table-row>
            <table:table-cell office:value-type="string">
              <text:p>Childrens Residential Care</text:p>
            </table:table-cell>
            <table:table-cell office:value-type="float" office:value="100154"/>
          </table:table-row>
          <table:table-row>
            <table:table-cell office:value-type="string">
              <text:p>CIS withholding Tax</text:p>
            </table:table-cell>
            <table:table-cell office:value-type="float" office:value="76646.140000000014"/>
          </table:table-row>
          <table:table-row>
            <table:table-cell office:value-type="string">
              <text:p>Cleaning Contract</text:p>
            </table:table-cell>
            <table:table-cell office:value-type="float" office:value="2160585.620000002"/>
          </table:table-row>
          <table:table-row>
            <table:table-cell office:value-type="string">
              <text:p>Cleaning- Materials &amp; Other expenses</text:p>
            </table:table-cell>
            <table:table-cell office:value-type="float" office:value="505694.65999999945"/>
          </table:table-row>
          <table:table-row>
            <table:table-cell office:value-type="string">
              <text:p>Clothing &amp; Uniforms</text:p>
            </table:table-cell>
            <table:table-cell office:value-type="float" office:value="34918.17"/>
          </table:table-row>
          <table:table-row>
            <table:table-cell office:value-type="string">
              <text:p>Compensation  Claims</text:p>
            </table:table-cell>
            <table:table-cell office:value-type="float" office:value="52841.5"/>
          </table:table-row>
          <table:table-row>
            <table:table-cell office:value-type="string">
              <text:p>Computing</text:p>
            </table:table-cell>
            <table:table-cell office:value-type="float" office:value="1793643.3500000006"/>
          </table:table-row>
          <table:table-row>
            <table:table-cell office:value-type="string">
              <text:p>Conference Fees &amp; Subsistence UK</text:p>
            </table:table-cell>
            <table:table-cell office:value-type="float" office:value="310557.03000000014"/>
          </table:table-row>
          <table:table-row>
            <table:table-cell office:value-type="string">
              <text:p>Consultancy Fees</text:p>
            </table:table-cell>
            <table:table-cell office:value-type="float" office:value="573916.6"/>
          </table:table-row>
          <table:table-row>
            <table:table-cell office:value-type="string">
              <text:p>Contract Meals</text:p>
            </table:table-cell>
            <table:table-cell office:value-type="float" office:value="3998324.5000000009"/>
          </table:table-row>
          <table:table-row>
            <table:table-cell office:value-type="string">
              <text:p>Disc.Hsg/C.Tax Paymt</text:p>
            </table:table-cell>
            <table:table-cell office:value-type="float" office:value="25622.170000000002"/>
          </table:table-row>
          <table:table-row>
            <table:table-cell office:value-type="string">
              <text:p>Disinfestation</text:p>
            </table:table-cell>
            <table:table-cell office:value-type="float" office:value="10325.76"/>
          </table:table-row>
          <table:table-row>
            <table:table-cell office:value-type="string">
              <text:p>DP Income</text:p>
            </table:table-cell>
            <table:table-cell office:value-type="float" office:value="137049.41000000003"/>
          </table:table-row>
          <table:table-row>
            <table:table-cell office:value-type="string">
              <text:p>Electricity</text:p>
            </table:table-cell>
            <table:table-cell office:value-type="float" office:value="59097355.120000198"/>
          </table:table-row>
          <table:table-row>
            <table:table-cell office:value-type="string">
              <text:p>Employers Liability Insurance</text:p>
            </table:table-cell>
            <table:table-cell office:value-type="float" office:value="13924.46"/>
          </table:table-row>
          <table:table-row>
            <table:table-cell office:value-type="string">
              <text:p>Energy Management</text:p>
            </table:table-cell>
            <table:table-cell office:value-type="float" office:value="161653.76999999993"/>
          </table:table-row>
          <table:table-row>
            <table:table-cell office:value-type="string">
              <text:p>Entertainers and Artists</text:p>
            </table:table-cell>
            <table:table-cell office:value-type="float" office:value="30613.039999999997"/>
          </table:table-row>
          <table:table-row>
            <table:table-cell office:value-type="string">
              <text:p>Equipment and Furniture</text:p>
            </table:table-cell>
            <table:table-cell office:value-type="float" office:value="161206.35000000003"/>
          </table:table-row>
          <table:table-row>
            <table:table-cell office:value-type="string">
              <text:p>Equipment Maintenance</text:p>
            </table:table-cell>
            <table:table-cell office:value-type="float" office:value="141963.04999999993"/>
          </table:table-row>
          <table:table-row>
            <table:table-cell office:value-type="string">
              <text:p>Equipment Test Fees</text:p>
            </table:table-cell>
            <table:table-cell office:value-type="float" office:value="12058.47"/>
          </table:table-row>
          <table:table-row>
            <table:table-cell office:value-type="string">
              <text:p>Fees &amp; Charges</text:p>
            </table:table-cell>
            <table:table-cell office:value-type="float" office:value="179591.13999999998"/>
          </table:table-row>
          <table:table-row>
            <table:table-cell office:value-type="string">
              <text:p>Fees &amp; Charges Permit fees</text:p>
            </table:table-cell>
            <table:table-cell office:value-type="float" office:value="7733.35"/>
          </table:table-row>
          <table:table-row>
            <table:table-cell office:value-type="string">
              <text:p>Fees &amp; Charges Services</text:p>
            </table:table-cell>
            <table:table-cell office:value-type="float" office:value="97951.909999999989"/>
          </table:table-row>
          <table:table-row>
            <table:table-cell office:value-type="string">
              <text:p>Fees &amp;Charges Statutory Legal Serv</text:p>
            </table:table-cell>
            <table:table-cell office:value-type="float" office:value="89405"/>
          </table:table-row>
          <table:table-row>
            <table:table-cell office:value-type="string">
              <text:p>Finance Control</text:p>
            </table:table-cell>
            <table:table-cell office:value-type="float" office:value="35875.630000000005"/>
          </table:table-row>
          <table:table-row>
            <table:table-cell office:value-type="string">
              <text:p>Finance Other</text:p>
            </table:table-cell>
            <table:table-cell office:value-type="float" office:value="394210.98"/>
          </table:table-row>
          <table:table-row>
            <table:table-cell office:value-type="string">
              <text:p>Fire &amp; Security Alarm &amp; Equipment</text:p>
            </table:table-cell>
            <table:table-cell office:value-type="float" office:value="345300"/>
          </table:table-row>
          <table:table-row>
            <table:table-cell office:value-type="string">
              <text:p>Food  &amp; Drink Purchases</text:p>
            </table:table-cell>
            <table:table-cell office:value-type="float" office:value="6859742.9999999925"/>
          </table:table-row>
          <table:table-row>
            <table:table-cell office:value-type="string">
              <text:p>Freight Charges</text:p>
            </table:table-cell>
            <table:table-cell office:value-type="float" office:value="1029.0500000000002"/>
          </table:table-row>
          <table:table-row>
            <table:table-cell office:value-type="string">
              <text:p>Gas</text:p>
            </table:table-cell>
            <table:table-cell office:value-type="float" office:value="18198487.409999937"/>
          </table:table-row>
          <table:table-row>
            <table:table-cell office:value-type="string">
              <text:p>Grants Receivable Government</text:p>
            </table:table-cell>
            <table:table-cell office:value-type="float" office:value="213143.08999999997"/>
          </table:table-row>
          <table:table-row>
            <table:table-cell office:value-type="string">
              <text:p>Grants to Vol Orgs and Associations</text:p>
            </table:table-cell>
            <table:table-cell office:value-type="float" office:value="1859287.8900000001"/>
          </table:table-row>
          <table:table-row>
            <table:table-cell office:value-type="string">
              <text:p>Grounds Maintenance</text:p>
            </table:table-cell>
            <table:table-cell office:value-type="float" office:value="277435.49000000005"/>
          </table:table-row>
          <table:table-row>
            <table:table-cell office:value-type="string">
              <text:p>Highways Planned Maintenance</text:p>
            </table:table-cell>
            <table:table-cell office:value-type="float" office:value="7678.6"/>
          </table:table-row>
          <table:table-row>
            <table:table-cell office:value-type="string">
              <text:p>Hospitality</text:p>
            </table:table-cell>
            <table:table-cell office:value-type="float" office:value="2656.66"/>
          </table:table-row>
          <table:table-row>
            <table:table-cell office:value-type="string">
              <text:p>Income from Rent</text:p>
            </table:table-cell>
            <table:table-cell office:value-type="float" office:value="5268.71"/>
          </table:table-row>
          <table:table-row>
            <table:table-cell office:value-type="string">
              <text:p>Input VAT Account</text:p>
            </table:table-cell>
            <table:table-cell office:value-type="float" office:value="71129.67"/>
          </table:table-row>
          <table:table-row>
            <table:table-cell office:value-type="string">
              <text:p>Insurance Non-Premise Related</text:p>
            </table:table-cell>
            <table:table-cell office:value-type="float" office:value="12458627.200000001"/>
          </table:table-row>
          <table:table-row>
            <table:table-cell office:value-type="string">
              <text:p>Internal  Billing   Waste Management</text:p>
            </table:table-cell>
            <table:table-cell office:value-type="float" office:value="10307.48"/>
          </table:table-row>
          <table:table-row>
            <table:table-cell office:value-type="string">
              <text:p>Internal Billing   Grounds  Maintenance</text:p>
            </table:table-cell>
            <table:table-cell office:value-type="float" office:value="5126.3899999999994"/>
          </table:table-row>
          <table:table-row>
            <table:table-cell office:value-type="string">
              <text:p>Internal Billing   Premises Rental</text:p>
            </table:table-cell>
            <table:table-cell office:value-type="float" office:value="5473.9000000000005"/>
          </table:table-row>
          <table:table-row>
            <table:table-cell office:value-type="string">
              <text:p>Internal Billing Employee costs</text:p>
            </table:table-cell>
            <table:table-cell office:value-type="float" office:value="393736.32"/>
          </table:table-row>
          <table:table-row>
            <table:table-cell office:value-type="string">
              <text:p>Intl Billing Charge Cleaning Serv</text:p>
            </table:table-cell>
            <table:table-cell office:value-type="float" office:value="19983.88"/>
          </table:table-row>
          <table:table-row>
            <table:table-cell office:value-type="string">
              <text:p>Intl Billing Charge Supp and Serv</text:p>
            </table:table-cell>
            <table:table-cell office:value-type="float" office:value="1402006.54"/>
          </table:table-row>
          <table:table-row>
            <table:table-cell office:value-type="string">
              <text:p>Intl Billing Chrg Prof Services</text:p>
            </table:table-cell>
            <table:table-cell office:value-type="float" office:value="156109.89000000001"/>
          </table:table-row>
          <table:table-row>
            <table:table-cell office:value-type="string">
              <text:p>Intl Billing Chrge Facilities and Prem</text:p>
            </table:table-cell>
            <table:table-cell office:value-type="float" office:value="357635.01"/>
          </table:table-row>
          <table:table-row>
            <table:table-cell office:value-type="string">
              <text:p>Intl Billing to Schools Catering Serv</text:p>
            </table:table-cell>
            <table:table-cell office:value-type="float" office:value="24174.11"/>
          </table:table-row>
          <table:table-row>
            <table:table-cell office:value-type="string">
              <text:p>IT leasing  charges</text:p>
            </table:table-cell>
            <table:table-cell office:value-type="float" office:value="41704.119999999995"/>
          </table:table-row>
          <table:table-row>
            <table:table-cell office:value-type="string">
              <text:p>Laboratory Test fees</text:p>
            </table:table-cell>
            <table:table-cell office:value-type="float" office:value="841.2"/>
          </table:table-row>
          <table:table-row>
            <table:table-cell office:value-type="string">
              <text:p>Legal Fees Other</text:p>
            </table:table-cell>
            <table:table-cell office:value-type="float" office:value="23832858.219999984"/>
          </table:table-row>
          <table:table-row>
            <table:table-cell office:value-type="string">
              <text:p>Legionella Costs</text:p>
            </table:table-cell>
            <table:table-cell office:value-type="float" office:value="1717007.6400000006"/>
          </table:table-row>
          <table:table-row>
            <table:table-cell office:value-type="string">
              <text:p>Licences</text:p>
            </table:table-cell>
            <table:table-cell office:value-type="float" office:value="11581.27"/>
          </table:table-row>
          <table:table-row>
            <table:table-cell office:value-type="string">
              <text:p>Licences and Permits</text:p>
            </table:table-cell>
            <table:table-cell office:value-type="float" office:value="138945.81"/>
          </table:table-row>
          <table:table-row>
            <table:table-cell office:value-type="string">
              <text:p>LT Assets - New Revenue Loans</text:p>
            </table:table-cell>
            <table:table-cell office:value-type="float" office:value="150000"/>
          </table:table-row>
          <table:table-row>
            <table:table-cell office:value-type="string">
              <text:p>Misc. Income</text:p>
            </table:table-cell>
            <table:table-cell office:value-type="float" office:value="343088.71"/>
          </table:table-row>
          <table:table-row>
            <table:table-cell office:value-type="string">
              <text:p>Mobile Phones / Radios / Pagers</text:p>
            </table:table-cell>
            <table:table-cell office:value-type="float" office:value="6919.2999999999993"/>
          </table:table-row>
          <table:table-row>
            <table:table-cell office:value-type="string">
              <text:p>NI Contribution Employers</text:p>
            </table:table-cell>
            <table:table-cell office:value-type="float" office:value="587.4"/>
          </table:table-row>
          <table:table-row>
            <table:table-cell office:value-type="string">
              <text:p>Oil</text:p>
            </table:table-cell>
            <table:table-cell office:value-type="float" office:value="107806.23"/>
          </table:table-row>
          <table:table-row>
            <table:table-cell office:value-type="string">
              <text:p>Operating Lease Equipment and Furniture</text:p>
            </table:table-cell>
            <table:table-cell office:value-type="float" office:value="283404.33999999997"/>
          </table:table-row>
          <table:table-row>
            <table:table-cell office:value-type="string">
              <text:p>Other Catering Supplies</text:p>
            </table:table-cell>
            <table:table-cell office:value-type="float" office:value="369033.1599999998"/>
          </table:table-row>
          <table:table-row>
            <table:table-cell office:value-type="string">
              <text:p>Other Fixtures and fittings</text:p>
            </table:table-cell>
            <table:table-cell office:value-type="float" office:value="1221794.8199999987"/>
          </table:table-row>
          <table:table-row>
            <table:table-cell office:value-type="string">
              <text:p>Other Indirect Employee Expenses</text:p>
            </table:table-cell>
            <table:table-cell office:value-type="float" office:value="850123.06000000029"/>
          </table:table-row>
          <table:table-row>
            <table:table-cell office:value-type="string">
              <text:p>Other Purchased Services</text:p>
            </table:table-cell>
            <table:table-cell office:value-type="float" office:value="405197751.33000016"/>
          </table:table-row>
          <table:table-row>
            <table:table-cell office:value-type="string">
              <text:p>Output VAT Other Feeder Systems</text:p>
            </table:table-cell>
            <table:table-cell office:value-type="float" office:value="1749.01"/>
          </table:table-row>
          <table:table-row>
            <table:table-cell office:value-type="string">
              <text:p>PAYMENTS No 1 - Main</text:p>
            </table:table-cell>
            <table:table-cell office:value-type="float" office:value="2595.6000000000004"/>
          </table:table-row>
          <table:table-row>
            <table:table-cell office:value-type="string">
              <text:p>Personal Needs</text:p>
            </table:table-cell>
            <table:table-cell office:value-type="float" office:value="65263.740000000005"/>
          </table:table-row>
          <table:table-row>
            <table:table-cell office:value-type="string">
              <text:p>Persons from abroad  Adults</text:p>
            </table:table-cell>
            <table:table-cell office:value-type="float" office:value="14555"/>
          </table:table-row>
          <table:table-row>
            <table:table-cell office:value-type="string">
              <text:p>Phones Centrex Call Charges</text:p>
            </table:table-cell>
            <table:table-cell office:value-type="float" office:value="3606"/>
          </table:table-row>
          <table:table-row>
            <table:table-cell office:value-type="string">
              <text:p>Phones Centrex Network</text:p>
            </table:table-cell>
            <table:table-cell office:value-type="float" office:value="99128.08"/>
          </table:table-row>
          <table:table-row>
            <table:table-cell office:value-type="string">
              <text:p>Phones Non Centrex</text:p>
            </table:table-cell>
            <table:table-cell office:value-type="float" office:value="145392.84999999998"/>
          </table:table-row>
          <table:table-row>
            <table:table-cell office:value-type="string">
              <text:p>Planned Mtnce and Statutory Testing</text:p>
            </table:table-cell>
            <table:table-cell office:value-type="float" office:value="4358039.8400000026"/>
          </table:table-row>
          <table:table-row>
            <table:table-cell office:value-type="string">
              <text:p>Postage</text:p>
            </table:table-cell>
            <table:table-cell office:value-type="float" office:value="273187.73000000004"/>
          </table:table-row>
          <table:table-row>
            <table:table-cell office:value-type="string">
              <text:p>Premises Insurance</text:p>
            </table:table-cell>
            <table:table-cell office:value-type="float" office:value="33807.53"/>
          </table:table-row>
          <table:table-row>
            <table:table-cell office:value-type="string">
              <text:p>Premises Miscellaneous</text:p>
            </table:table-cell>
            <table:table-cell office:value-type="float" office:value="953311.50000000012"/>
          </table:table-row>
          <table:table-row>
            <table:table-cell office:value-type="string">
              <text:p>Printing &amp; Photocopying Expenses</text:p>
            </table:table-cell>
            <table:table-cell office:value-type="float" office:value="289250.33000000007"/>
          </table:table-row>
          <table:table-row>
            <table:table-cell office:value-type="string">
              <text:p>Professional Fees</text:p>
            </table:table-cell>
            <table:table-cell office:value-type="float" office:value="22941769.229999989"/>
          </table:table-row>
          <table:table-row>
            <table:table-cell office:value-type="string">
              <text:p>Professional Fees- Inspections</text:p>
            </table:table-cell>
            <table:table-cell office:value-type="float" office:value="93688"/>
          </table:table-row>
          <table:table-row>
            <table:table-cell office:value-type="string">
              <text:p>Promotions/Marketing Expenses</text:p>
            </table:table-cell>
            <table:table-cell office:value-type="float" office:value="215889.90000000002"/>
          </table:table-row>
          <table:table-row>
            <table:table-cell office:value-type="string">
              <text:p>Property R &amp; M - Fair Fund Non Struct</text:p>
            </table:table-cell>
            <table:table-cell office:value-type="float" office:value="3882964.9400000013"/>
          </table:table-row>
          <table:table-row>
            <table:table-cell office:value-type="string">
              <text:p>Property R &amp; M Departmental Controlled</text:p>
            </table:table-cell>
            <table:table-cell office:value-type="float" office:value="8227396.450000002"/>
          </table:table-row>
          <table:table-row>
            <table:table-cell office:value-type="string">
              <text:p>Property R&amp;M Fair fund Structural</text:p>
            </table:table-cell>
            <table:table-cell office:value-type="float" office:value="942596.08000000019"/>
          </table:table-row>
          <table:table-row>
            <table:table-cell office:value-type="string">
              <text:p>Purchase of Materials &amp; Supplies</text:p>
            </table:table-cell>
            <table:table-cell office:value-type="float" office:value="3956035.2200000011"/>
          </table:table-row>
          <table:table-row>
            <table:table-cell office:value-type="string">
              <text:p>Rates</text:p>
            </table:table-cell>
            <table:table-cell office:value-type="float" office:value="215796.41999999998"/>
          </table:table-row>
          <table:table-row>
            <table:table-cell office:value-type="string">
              <text:p>Reapportionment  ICT  Contract Charges</text:p>
            </table:table-cell>
            <table:table-cell office:value-type="float" office:value="1383.1399999999999"/>
          </table:table-row>
          <table:table-row>
            <table:table-cell office:value-type="string">
              <text:p>Reapportionment Insurance Recharge</text:p>
            </table:table-cell>
            <table:table-cell office:value-type="float" office:value="25682.839999999997"/>
          </table:table-row>
          <table:table-row>
            <table:table-cell office:value-type="string">
              <text:p>Reapportionment Recharge  Premises</text:p>
            </table:table-cell>
            <table:table-cell office:value-type="float" office:value="635.59"/>
          </table:table-row>
          <table:table-row>
            <table:table-cell office:value-type="string">
              <text:p>Reapportionment Supplies and Services</text:p>
            </table:table-cell>
            <table:table-cell office:value-type="float" office:value="5708.93"/>
          </table:table-row>
          <table:table-row>
            <table:table-cell office:value-type="string">
              <text:p>Refund Clearing  Account</text:p>
            </table:table-cell>
            <table:table-cell office:value-type="float" office:value="1679802.96"/>
          </table:table-row>
          <table:table-row>
            <table:table-cell office:value-type="string">
              <text:p>Refuse Collection</text:p>
            </table:table-cell>
            <table:table-cell office:value-type="float" office:value="66619.260000000009"/>
          </table:table-row>
          <table:table-row>
            <table:table-cell office:value-type="string">
              <text:p>Reimbursements</text:p>
            </table:table-cell>
            <table:table-cell office:value-type="float" office:value="36511.75"/>
          </table:table-row>
          <table:table-row>
            <table:table-cell office:value-type="string">
              <text:p>Rent Allowances</text:p>
            </table:table-cell>
            <table:table-cell office:value-type="float" office:value="659722.19000000006"/>
          </table:table-row>
          <table:table-row>
            <table:table-cell office:value-type="string">
              <text:p>Rents Payable and Service Charges</text:p>
            </table:table-cell>
            <table:table-cell office:value-type="float" office:value="6095075.4099999974"/>
          </table:table-row>
          <table:table-row>
            <table:table-cell office:value-type="string">
              <text:p>Rep &amp; Maint Emergency</text:p>
            </table:table-cell>
            <table:table-cell office:value-type="float" office:value="5987421.3800000083"/>
          </table:table-row>
          <table:table-row>
            <table:table-cell office:value-type="string">
              <text:p>Rep&amp;Maint Ad hoc Works</text:p>
            </table:table-cell>
            <table:table-cell office:value-type="float" office:value="8350.7999999999993"/>
          </table:table-row>
          <table:table-row>
            <table:table-cell office:value-type="string">
              <text:p>Rep&amp;Maint Gas</text:p>
            </table:table-cell>
            <table:table-cell office:value-type="float" office:value="2462571.5700000003"/>
          </table:table-row>
          <table:table-row>
            <table:table-cell office:value-type="string">
              <text:p>Rep&amp;Maint Lifts</text:p>
            </table:table-cell>
            <table:table-cell office:value-type="float" office:value="6910676.0600000052"/>
          </table:table-row>
          <table:table-row>
            <table:table-cell office:value-type="string">
              <text:p>Rep&amp;Maint Responsive Repairs</text:p>
            </table:table-cell>
            <table:table-cell office:value-type="float" office:value="128777295.26999994"/>
          </table:table-row>
          <table:table-row>
            <table:table-cell office:value-type="string">
              <text:p>Rep&amp;Maint Survey Costs</text:p>
            </table:table-cell>
            <table:table-cell office:value-type="float" office:value="37037.99"/>
          </table:table-row>
          <table:table-row>
            <table:table-cell office:value-type="string">
              <text:p>Rep&amp;Maint Voids</text:p>
            </table:table-cell>
            <table:table-cell office:value-type="float" office:value="18302545.91"/>
          </table:table-row>
          <table:table-row>
            <table:table-cell office:value-type="string">
              <text:p>Rep&amp;Maint Works Demolition</text:p>
            </table:table-cell>
            <table:table-cell office:value-type="float" office:value="52584.68"/>
          </table:table-row>
          <table:table-row>
            <table:table-cell office:value-type="string">
              <text:p>Rooms and Lettings</text:p>
            </table:table-cell>
            <table:table-cell office:value-type="float" office:value="9000"/>
          </table:table-row>
          <table:table-row>
            <table:table-cell office:value-type="string">
              <text:p>Salaries</text:p>
            </table:table-cell>
            <table:table-cell office:value-type="float" office:value="49290095.57"/>
          </table:table-row>
          <table:table-row>
            <table:table-cell office:value-type="string">
              <text:p>Salaries Relief Teach T</text:p>
            </table:table-cell>
            <table:table-cell office:value-type="float" office:value="49337.570000000029"/>
          </table:table-row>
          <table:table-row>
            <table:table-cell office:value-type="string">
              <text:p>Salaries Relief Teach V</text:p>
            </table:table-cell>
            <table:table-cell office:value-type="float" office:value="69347.91"/>
          </table:table-row>
          <table:table-row>
            <table:table-cell office:value-type="string">
              <text:p>Salaries School  Support Staff</text:p>
            </table:table-cell>
            <table:table-cell office:value-type="float" office:value="32834.979999999996"/>
          </table:table-row>
          <table:table-row>
            <table:table-cell office:value-type="string">
              <text:p>Salaries School Premises Staff</text:p>
            </table:table-cell>
            <table:table-cell office:value-type="float" office:value="1260"/>
          </table:table-row>
          <table:table-row>
            <table:table-cell office:value-type="string">
              <text:p>Salaries Sess and Relief Teach</text:p>
            </table:table-cell>
            <table:table-cell office:value-type="float" office:value="78067.97"/>
          </table:table-row>
          <table:table-row>
            <table:table-cell office:value-type="string">
              <text:p>Salaries Teachers</text:p>
            </table:table-cell>
            <table:table-cell office:value-type="float" office:value="5156142.2699999986"/>
          </table:table-row>
          <table:table-row>
            <table:table-cell office:value-type="string">
              <text:p>Salaries-Classroom Support</text:p>
            </table:table-cell>
            <table:table-cell office:value-type="float" office:value="83907.329999999987"/>
          </table:table-row>
          <table:table-row>
            <table:table-cell office:value-type="string">
              <text:p>SAP MTD VAT  holding</text:p>
            </table:table-cell>
            <table:table-cell office:value-type="float" office:value="373855.57999999996"/>
          </table:table-row>
          <table:table-row>
            <table:table-cell office:value-type="string">
              <text:p>Schools  Learning Resources Equipment</text:p>
            </table:table-cell>
            <table:table-cell office:value-type="float" office:value="3857051.359999985"/>
          </table:table-row>
          <table:table-row>
            <table:table-cell office:value-type="string">
              <text:p>Schools Books</text:p>
            </table:table-cell>
            <table:table-cell office:value-type="float" office:value="1101667.7199999993"/>
          </table:table-row>
          <table:table-row>
            <table:table-cell office:value-type="string">
              <text:p>Schools Other Equipment</text:p>
            </table:table-cell>
            <table:table-cell office:value-type="float" office:value="127759.53999999996"/>
          </table:table-row>
          <table:table-row>
            <table:table-cell office:value-type="string">
              <text:p>Schools Petty Cash Imprest Barclays</text:p>
            </table:table-cell>
            <table:table-cell office:value-type="float" office:value="345116.89"/>
          </table:table-row>
          <table:table-row>
            <table:table-cell office:value-type="string">
              <text:p>Secure Placements and Remands</text:p>
            </table:table-cell>
            <table:table-cell office:value-type="float" office:value="1979109"/>
          </table:table-row>
          <table:table-row>
            <table:table-cell office:value-type="string">
              <text:p>Security Contracts</text:p>
            </table:table-cell>
            <table:table-cell office:value-type="float" office:value="101668.9"/>
          </table:table-row>
          <table:table-row>
            <table:table-cell office:value-type="string">
              <text:p>Staff Advertising Expenses</text:p>
            </table:table-cell>
            <table:table-cell office:value-type="float" office:value="363147.99999999994"/>
          </table:table-row>
          <table:table-row>
            <table:table-cell office:value-type="string">
              <text:p>Stationery</text:p>
            </table:table-cell>
            <table:table-cell office:value-type="float" office:value="915941.03000000049"/>
          </table:table-row>
          <table:table-row>
            <table:table-cell office:value-type="string">
              <text:p>Subscriptions</text:p>
            </table:table-cell>
            <table:table-cell office:value-type="float" office:value="2408970.4300000011"/>
          </table:table-row>
          <table:table-row>
            <table:table-cell office:value-type="string">
              <text:p>Superannuation</text:p>
            </table:table-cell>
            <table:table-cell office:value-type="float" office:value="18205.36"/>
          </table:table-row>
          <table:table-row>
            <table:table-cell office:value-type="string">
              <text:p>Supplies &amp; Services Miscellaneous</text:p>
            </table:table-cell>
            <table:table-cell office:value-type="float" office:value="19940161.920000002"/>
          </table:table-row>
          <table:table-row>
            <table:table-cell office:value-type="string">
              <text:p>Supply Teacher Insurance</text:p>
            </table:table-cell>
            <table:table-cell office:value-type="float" office:value="12694.96"/>
          </table:table-row>
          <table:table-row>
            <table:table-cell office:value-type="string">
              <text:p>Support and Central Recharges  GF</text:p>
            </table:table-cell>
            <table:table-cell office:value-type="float" office:value="182011.56000000023"/>
          </table:table-row>
          <table:table-row>
            <table:table-cell office:value-type="string">
              <text:p>Support and Central Recrge Income GF</text:p>
            </table:table-cell>
            <table:table-cell office:value-type="float" office:value="2871455.6799999997"/>
          </table:table-row>
          <table:table-row>
            <table:table-cell office:value-type="string">
              <text:p>Training</text:p>
            </table:table-cell>
            <table:table-cell office:value-type="float" office:value="268210.18"/>
          </table:table-row>
          <table:table-row>
            <table:table-cell office:value-type="string">
              <text:p>Training materials and Other</text:p>
            </table:table-cell>
            <table:table-cell office:value-type="float" office:value="358025.61999999994"/>
          </table:table-row>
          <table:table-row>
            <table:table-cell office:value-type="string">
              <text:p>Training Tutor Fees</text:p>
            </table:table-cell>
            <table:table-cell office:value-type="float" office:value="8037.2099999999991"/>
          </table:table-row>
          <table:table-row>
            <table:table-cell office:value-type="string">
              <text:p>Transfer payments School Governors</text:p>
            </table:table-cell>
            <table:table-cell office:value-type="float" office:value="124715.29999999999"/>
          </table:table-row>
          <table:table-row>
            <table:table-cell office:value-type="string">
              <text:p>Translations</text:p>
            </table:table-cell>
            <table:table-cell office:value-type="float" office:value="322001"/>
          </table:table-row>
          <table:table-row>
            <table:table-cell office:value-type="string">
              <text:p>Transport Insurance</text:p>
            </table:table-cell>
            <table:table-cell office:value-type="float" office:value="8282.5"/>
          </table:table-row>
          <table:table-row>
            <table:table-cell office:value-type="string">
              <text:p>Transport Miscellaneous Expenditure</text:p>
            </table:table-cell>
            <table:table-cell office:value-type="float" office:value="7324.2"/>
          </table:table-row>
          <table:table-row>
            <table:table-cell office:value-type="string">
              <text:p>Transportation  Home To School</text:p>
            </table:table-cell>
            <table:table-cell office:value-type="float" office:value="75313878.589999974"/>
          </table:table-row>
          <table:table-row>
            <table:table-cell office:value-type="string">
              <text:p>Travel Taxis</text:p>
            </table:table-cell>
            <table:table-cell office:value-type="float" office:value="764607.05000000063"/>
          </table:table-row>
          <table:table-row>
            <table:table-cell office:value-type="string">
              <text:p>UK Travel Other than Taxis</text:p>
            </table:table-cell>
            <table:table-cell office:value-type="float" office:value="531751.9"/>
          </table:table-row>
          <table:table-row>
            <table:table-cell office:value-type="string">
              <text:p>Vehicle Excise Licences</text:p>
            </table:table-cell>
            <table:table-cell office:value-type="float" office:value="197024"/>
          </table:table-row>
          <table:table-row>
            <table:table-cell office:value-type="string">
              <text:p>Vehicle fuel</text:p>
            </table:table-cell>
            <table:table-cell office:value-type="float" office:value="606210.70000000007"/>
          </table:table-row>
          <table:table-row>
            <table:table-cell office:value-type="string">
              <text:p>Vehicle Hire Charges</text:p>
            </table:table-cell>
            <table:table-cell office:value-type="float" office:value="442843.34"/>
          </table:table-row>
          <table:table-row>
            <table:table-cell office:value-type="string">
              <text:p>Vehicle Operating Leasing Charges</text:p>
            </table:table-cell>
            <table:table-cell office:value-type="float" office:value="12522.49"/>
          </table:table-row>
          <table:table-row>
            <table:table-cell office:value-type="string">
              <text:p>Vehicle Other Running Costs</text:p>
            </table:table-cell>
            <table:table-cell office:value-type="float" office:value="58080.580000000031"/>
          </table:table-row>
          <table:table-row>
            <table:table-cell office:value-type="string">
              <text:p>Vehicle R&amp;M</text:p>
            </table:table-cell>
            <table:table-cell office:value-type="float" office:value="56354.62000000001"/>
          </table:table-row>
          <table:table-row>
            <table:table-cell office:value-type="string">
              <text:p>Visits Expenditure</text:p>
            </table:table-cell>
            <table:table-cell office:value-type="float" office:value="1314207.1599999995"/>
          </table:table-row>
          <table:table-row>
            <table:table-cell office:value-type="string">
              <text:p>Water Services</text:p>
            </table:table-cell>
            <table:table-cell office:value-type="float" office:value="3300700.160000002"/>
          </table:table-row>
        </table:table>
      </chart:chart>
    </office:chart>
  </office:body>
</office:document-content>
</file>

<file path=Object 2/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156082" draw:opacity="100%" draw:stroke="solid" svg:stroke-width="0.01389in" svg:stroke-color="#042433" svg:stroke-opacity="100%" draw:stroke-linejoin="miter" svg:stroke-linecap="butt"/>
    </style:default-style>
  </office:styles>
</office:document-styles>
</file>

<file path=Object 3/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number:currency-style style:name="N36" number:language="en" number:country="GB">
      <number:currency-symbol number:language="en" number:country="GB">£</number:currency-symbol>
      <number:number number:decimal-places="1" number:min-decimal-places="1" number:min-integer-digits="1" number:grouping="true"/>
    </number:currency-style>
    <style:style style:family="chart" style:name="Plt0">
      <style:chart-properties chart:three-dimensional="false" chart:deep="false" chart:vertical="true" chart:auto-position="true"/>
      <style:graphic-properties draw:fill="none" draw:stroke="none"/>
    </style:style>
    <style:style style:family="chart" style:name="Wal0">
      <style:graphic-properties draw:fill="none" draw:stroke="none"/>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7f7f7f" style:text-line-through-type="none" style:text-line-through-style="none" style:text-line-through-width="auto" style:text-line-through-color="font-color" style:text-position="0% 100%" fo:font-family="Aptos" fo:font-size="0.19444in" style:font-size-asian="0.19444in" style:font-size-complex="0.19444in" fo:letter-spacing="0.00278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GMa1">
      <style:graphic-properties draw:fill="none" draw:stroke="solid" svg:stroke-width="0.01042in" svg:stroke-color="#d9d9d9" svg:stroke-opacity="100%" draw:stroke-linejoin="round" svg:stroke-linecap="butt"/>
    </style:style>
    <style:style style:family="chart" style:name="Crt0">
      <style:chart-properties chart:three-dimensional="false" chart:deep="false" chart:symbol-type="none" chart:vertical="true" chart:connect-bars="false" chart:solid-type="cuboid" chart:stacked="false" chart:percentage="false"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Aptos"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d9d9d9"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7f7f7f" style:text-line-through-type="none" style:text-line-through-style="none" style:text-line-through-width="auto" style:text-line-through-color="font-color" style:text-position="0% 100%" fo:font-family="Aptos"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36">
      <style:chart-properties chart:gap-width="100" chart:overlap="0"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chart:major-origin="0"/>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7f7f7f" style:text-line-through-type="none" style:text-line-through-style="none" style:text-line-through-width="auto" style:text-line-through-color="font-color" style:text-position="0% 100%" fo:font-family="Aptos"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one" chart:vertical="true" chart:connect-bars="false" chart:solid-type="cuboid" chart:stacked="false" chart:percentage="false"/>
      <style:graphic-properties draw:fill="gradient" draw:fill-gradient-name="a1" draw:stroke="solid" svg:stroke-width="0.01042in" svg:stroke-color="#145e7f" svg:stroke-opacity="100%" draw:stroke-linejoin="round" svg:stroke-linecap="butt" draw:shadow="visible" draw:shadow-offset-x="0in" draw:shadow-offset-y="0.02734in" draw:shadow-color="#000000" draw:shadow-opacity="38%"/>
    </style:style>
    <style:style style:family="chart" style:name="CT00">
      <style:chart-properties chart:auto-posi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font-variant="normal" fo:text-transform="none" fo:color="#7f7f7f" style:text-line-through-type="none" style:text-line-through-style="none" style:text-line-through-width="auto" style:text-line-through-color="font-color" style:text-position="0% 100%" fo:font-family="Aptos" fo:font-size="0.19444in" style:font-size-asian="0.19444in" style:font-size-complex="0.19444in" fo:letter-spacing="0.00278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1">
      <style:chart-properties chart:symbol-type="none" chart:vertical="true" chart:connect-bars="false" chart:solid-type="cuboid" chart:stacked="false" chart:percentage="false"/>
      <style:graphic-properties draw:fill="gradient" draw:fill-gradient-name="a2" draw:stroke="solid" svg:stroke-width="0.01042in" svg:stroke-color="#e46e31" svg:stroke-opacity="100%" draw:stroke-linejoin="round" svg:stroke-linecap="butt" draw:shadow="visible" draw:shadow-offset-x="0in" draw:shadow-offset-y="0.02734in" draw:shadow-color="#000000" draw:shadow-opacity="38%"/>
    </style:style>
    <style:style style:family="chart" style:name="G0S2">
      <style:chart-properties chart:symbol-type="none" chart:vertical="true" chart:connect-bars="false" chart:solid-type="cuboid" chart:stacked="false" chart:percentage="false"/>
      <style:graphic-properties draw:fill="gradient" draw:fill-gradient-name="a3" draw:stroke="solid" svg:stroke-width="0.01042in" svg:stroke-color="#186823" svg:stroke-opacity="100%" draw:stroke-linejoin="round" svg:stroke-linecap="butt" draw:shadow="visible" draw:shadow-offset-x="0in" draw:shadow-offset-y="0.02734in" draw:shadow-color="#000000" draw:shadow-opacity="38%"/>
    </style:style>
    <style:style style:family="chart" style:name="G0S3">
      <style:chart-properties chart:symbol-type="none" chart:vertical="true" chart:connect-bars="false" chart:solid-type="cuboid" chart:stacked="false" chart:percentage="false"/>
      <style:graphic-properties draw:fill="gradient" draw:fill-gradient-name="a4" draw:stroke="solid" svg:stroke-width="0.01042in" svg:stroke-color="#0e9ad0" svg:stroke-opacity="100%" draw:stroke-linejoin="round" svg:stroke-linecap="butt" draw:shadow="visible" draw:shadow-offset-x="0in" draw:shadow-offset-y="0.02734in" draw:shadow-color="#000000" draw:shadow-opacity="38%"/>
    </style:style>
  </office:automatic-styles>
  <office:body>
    <office:chart>
      <chart:chart chart:class="chart:bar" svg:height="242.1pt" svg:width="451.3pt" chart:style-name="Crt0">
        <chart:title svg:x="164.4207086614173pt" svg:y="19.02425196850394pt" chart:style-name="CT00">
          <text:p text:style-name="a0" text:class-names="" text:cond-style-name="">Quarterly Spend by Supplier</text:p>
        </chart:title>
        <chart:plot-area chart:style-name="Plt0" chart:data-source-has-labels="both">
          <chart:axis chart:dimension="x" chart:name="primary-x" chart:style-name="Axs0">
            <chart:categories table:cell-range-address="local-table.$A$2:.$A$11"/>
          </chart:axis>
          <chart:axis chart:dimension="y" chart:name="primary-y" chart:style-name="Axs1">
            <chart:grid chart:class="major" chart:style-name="GMa1"/>
          </chart:axis>
          <chart:series chart:label-cell-address="local-table.$B$1" chart:values-cell-range-address="local-table.$B$2:.$B$11" chart:class="chart:bar" chart:attached-axis="primary-y" chart:style-name="G0S0">
            <chart:data-point chart:repeated="10"/>
          </chart:series>
          <chart:series chart:label-cell-address="local-table.$C$1" chart:values-cell-range-address="local-table.$C$2:.$C$11" chart:class="chart:bar" chart:attached-axis="primary-y" chart:style-name="G0S1">
            <chart:data-point chart:repeated="10"/>
          </chart:series>
          <chart:series chart:label-cell-address="local-table.$D$1" chart:values-cell-range-address="local-table.$D$2:.$D$11" chart:class="chart:bar" chart:attached-axis="primary-y" chart:style-name="G0S2">
            <chart:data-point chart:repeated="10"/>
          </chart:series>
          <chart:series chart:label-cell-address="local-table.$E$1" chart:values-cell-range-address="local-table.$E$2:.$E$11" chart:class="chart:bar" chart:attached-axis="primary-y" chart:style-name="G0S3">
            <chart:data-point chart:repeated="10"/>
          </chart:series>
          <chart:wall chart:style-name="Wal0"/>
        </chart:plot-area>
        <table:table table:name="local-table">
          <table:table-header-columns>
            <table:table-column/>
          </table:table-header-columns>
          <table:table-columns>
            <table:table-column table:number-columns-repeated="4"/>
          </table:table-columns>
          <table:table-header-rows>
            <table:table-row>
              <table:table-cell/>
              <table:table-cell office:value-type="string">
                <text:p>Q1</text:p>
              </table:table-cell>
              <table:table-cell office:value-type="string">
                <text:p>Q2</text:p>
              </table:table-cell>
              <table:table-cell office:value-type="string">
                <text:p>Q3</text:p>
              </table:table-cell>
              <table:table-cell office:value-type="string">
                <text:p>Q4</text:p>
              </table:table-cell>
            </table:table-row>
          </table:table-header-rows>
          <table:table-row>
            <table:table-cell office:value-type="string">
              <text:p>B103402</text:p>
            </table:table-cell>
            <table:table-cell/>
            <table:table-cell office:value-type="float" office:value="24195594.129999999"/>
            <table:table-cell office:value-type="float" office:value="21898557.100000001"/>
            <table:table-cell/>
          </table:table-row>
          <table:table-row>
            <table:table-cell office:value-type="string">
              <text:p>B111717</text:p>
            </table:table-cell>
            <table:table-cell office:value-type="float" office:value="46102416.530000038"/>
            <table:table-cell office:value-type="float" office:value="55597079.130000032"/>
            <table:table-cell office:value-type="float" office:value="48025351.310000025"/>
            <table:table-cell office:value-type="float" office:value="32125370.680000052"/>
          </table:table-row>
          <table:table-row>
            <table:table-cell office:value-type="string">
              <text:p>B124781</text:p>
            </table:table-cell>
            <table:table-cell office:value-type="float" office:value="27123427.189999945"/>
            <table:table-cell office:value-type="float" office:value="21756830.489999976"/>
            <table:table-cell office:value-type="float" office:value="12286036.850000007"/>
            <table:table-cell office:value-type="float" office:value="8169058.6299999868"/>
          </table:table-row>
          <table:table-row>
            <table:table-cell office:value-type="string">
              <text:p>B132525</text:p>
            </table:table-cell>
            <table:table-cell office:value-type="float" office:value="11121605.719999999"/>
            <table:table-cell office:value-type="float" office:value="13016720.540000001"/>
            <table:table-cell office:value-type="float" office:value="11464320.6"/>
            <table:table-cell office:value-type="float" office:value="8705499.9100000001"/>
          </table:table-row>
          <table:table-row>
            <table:table-cell office:value-type="string">
              <text:p>B136107</text:p>
            </table:table-cell>
            <table:table-cell office:value-type="float" office:value="139903422.94"/>
            <table:table-cell office:value-type="float" office:value="141272121.42999998"/>
            <table:table-cell office:value-type="float" office:value="113407735.26000001"/>
            <table:table-cell office:value-type="float" office:value="68212333.349999994"/>
          </table:table-row>
          <table:table-row>
            <table:table-cell office:value-type="string">
              <text:p>B136415</text:p>
            </table:table-cell>
            <table:table-cell office:value-type="float" office:value="55879436.980000004"/>
            <table:table-cell office:value-type="float" office:value="35554974.250000007"/>
            <table:table-cell office:value-type="float" office:value="17539938.260000002"/>
            <table:table-cell office:value-type="float" office:value="33145015.82"/>
          </table:table-row>
          <table:table-row>
            <table:table-cell office:value-type="string">
              <text:p>B141824</text:p>
            </table:table-cell>
            <table:table-cell office:value-type="float" office:value="12960519.290000001"/>
            <table:table-cell office:value-type="float" office:value="3355530.08"/>
            <table:table-cell office:value-type="float" office:value="16882455.530000001"/>
            <table:table-cell office:value-type="float" office:value="5822541.1999999993"/>
          </table:table-row>
          <table:table-row>
            <table:table-cell office:value-type="string">
              <text:p>B144361</text:p>
            </table:table-cell>
            <table:table-cell office:value-type="float" office:value="19187885.18"/>
            <table:table-cell office:value-type="float" office:value="173052719.91000003"/>
            <table:table-cell office:value-type="float" office:value="39158554.229999997"/>
            <table:table-cell office:value-type="float" office:value="40313262.350000001"/>
          </table:table-row>
          <table:table-row>
            <table:table-cell office:value-type="string">
              <text:p>B28830</text:p>
            </table:table-cell>
            <table:table-cell office:value-type="float" office:value="21866509.730000008"/>
            <table:table-cell office:value-type="float" office:value="14604456.890000001"/>
            <table:table-cell office:value-type="float" office:value="11909124.4"/>
            <table:table-cell office:value-type="float" office:value="11872690.810000001"/>
          </table:table-row>
          <table:table-row>
            <table:table-cell office:value-type="string">
              <text:p>B5807</text:p>
            </table:table-cell>
            <table:table-cell office:value-type="float" office:value="23004230.210000005"/>
            <table:table-cell office:value-type="float" office:value="15963787.300000001"/>
            <table:table-cell office:value-type="float" office:value="20640073.759999998"/>
            <table:table-cell office:value-type="float" office:value="9475289.4099999983"/>
          </table:table-row>
        </table:table>
      </chart:chart>
    </office:chart>
  </office:body>
</office:document-content>
</file>

<file path=Object 3/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156082" draw:opacity="100%" draw:stroke="solid" svg:stroke-width="0.01389in" svg:stroke-color="#042433" svg:stroke-opacity="100%" draw:stroke-linejoin="miter" svg:stroke-linecap="butt"/>
    </style:default-style>
    <draw:gradient draw:name="a1" draw:style="linear" draw:angle="0" draw:start-color="#ebf0f4" draw:end-color="#b4c5d6" draw:start-intensity="100%" draw:end-intensity="100%"/>
    <draw:gradient draw:name="a2" draw:style="linear" draw:angle="0" draw:start-color="#ffeae4" draw:end-color="#ffb8a3" draw:start-intensity="100%" draw:end-intensity="100%"/>
    <draw:gradient draw:name="a3" draw:style="linear" draw:angle="0" draw:start-color="#ecf2ec" draw:end-color="#b7cdb8" draw:start-intensity="100%" draw:end-intensity="100%"/>
    <draw:gradient draw:name="a4" draw:style="linear" draw:angle="0" draw:start-color="#e5f4ff" draw:end-color="#a4d8ff" draw:start-intensity="100%" draw:end-intensity="100%"/>
  </office:styles>
</office:document-styles>
</file>